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46in"/>
    </style:style>
    <style:style style:name="co2" style:family="table-column">
      <style:table-column-properties fo:break-before="auto" style:column-width="3.6244in"/>
    </style:style>
    <style:style style:name="co3" style:family="table-column">
      <style:table-column-properties fo:break-before="auto" style:column-width="2.8161in"/>
    </style:style>
    <style:style style:name="co4" style:family="table-column">
      <style:table-column-properties fo:break-before="auto" style:column-width="0.831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4689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1.192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4.0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4839in" fo:break-before="auto" style:use-optimal-row-height="true"/>
    </style:style>
    <style:style style:name="ro4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able-cell-properties fo:background-color="transparent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wrap-option="wrap" fo:border="0.0008in solid #000000"/>
    </style:style>
    <style:style style:name="ce5" style:family="table-cell" style:parent-style-name="Default" style:data-style-name="N2">
      <style:table-cell-properties fo:border="0.0008in solid #000000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yelp_id</text:p>
          </table:table-cell>
          <table:table-cell office:value-type="string">
            <text:p>insp_date</text:p>
          </table:table-cell>
          <table:table-cell office:value-type="string">
            <text:p>crit_viol</text:p>
          </table:table-cell>
          <table:table-cell office:value-type="string">
            <text:p>non_crit_viol</text:p>
          </table:table-cell>
          <table:table-cell office:value-type="string">
            <text:p>total_viol</text:p>
          </table:table-cell>
          <table:table-cell office:value-type="string">
            <text:p>orig_insp_date</text:p>
          </table:table-cell>
          <table:table-cell office:value-type="string">
            <text:p>target</text:p>
          </table:table-cell>
          <table:table-cell office:value-type="string">
            <text:p>predicted_result</text:p>
          </table:table-cell>
          <table:table-cell office:value-type="string">
            <text:p>decision_function</text:p>
          </table:table-cell>
          <table:table-cell office:value-type="string">
            <text:p>new_insp_date</text:p>
          </table:table-cell>
          <table:table-cell office:value-type="string">
            <text:p>days_sooner</text:p>
          </table:table-cell>
        </table:table-row>
        <table:table-row table:style-name="ro1">
          <table:table-cell office:value-type="string">
            <text:p>A <text:s/>DELI</text:p>
          </table:table-cell>
          <table:table-cell office:value-type="string">
            <text:p>1300 2ND ST NE WASHINGTON, DC 20002</text:p>
          </table:table-cell>
          <table:table-cell office:value-type="string">
            <text:p>a-deli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E2]+[.F2]" office:value-type="float" office:value="6">
            <text:p>6</text:p>
          </table:table-cell>
          <table:table-cell office:value-type="string">
            <text:p>2016-05-06</text:p>
          </table:table-cell>
          <table:table-cell table:number-columns-repeated="2" office:value-type="float" office:value="1">
            <text:p>1</text:p>
          </table:table-cell>
          <table:table-cell office:value-type="float" office:value="2.73882697361">
            <text:p>2.7388269736</text:p>
          </table:table-cell>
          <table:table-cell table:style-name="ce1" office:value-type="date" office:date-value="2016-03-01">
            <text:p>2016-03-01</text:p>
          </table:table-cell>
          <table:table-cell table:formula="of:=[.H2]-[.L2]-28" office:value-type="float" office:value="38">
            <text:p>38</text:p>
          </table:table-cell>
        </table:table-row>
        <table:table-row table:style-name="ro1">
          <table:table-cell office:value-type="string">
            <text:p>H STREET COUNTRY CLUB </text:p>
          </table:table-cell>
          <table:table-cell office:value-type="string">
            <text:p>1335 H ST NE WASHINGTON, DC 20002</text:p>
          </table:table-cell>
          <table:table-cell office:value-type="string">
            <text:p>h-street-country-club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3]+[.F3]" office:value-type="float" office:value="2">
            <text:p>2</text:p>
          </table:table-cell>
          <table:table-cell office:value-type="string">
            <text:p>2016-05-26</text:p>
          </table:table-cell>
          <table:table-cell table:number-columns-repeated="2" office:value-type="float" office:value="1">
            <text:p>1</text:p>
          </table:table-cell>
          <table:table-cell office:value-type="float" office:value="2.70164377183">
            <text:p>2.7016437718</text:p>
          </table:table-cell>
          <table:table-cell table:style-name="ce1" office:value-type="date" office:date-value="2016-03-01">
            <text:p>2016-03-01</text:p>
          </table:table-cell>
          <table:table-cell table:formula="of:=[.H3]-[.L3]-28" office:value-type="float" office:value="58">
            <text:p>58</text:p>
          </table:table-cell>
        </table:table-row>
        <table:table-row table:style-name="ro1">
          <table:table-cell office:value-type="string">
            <text:p>EAST STREET CAFE</text:p>
          </table:table-cell>
          <table:table-cell office:value-type="string">
            <text:p>50 MASSACHUSETTS AVE NE SPC 314 WASHINGTON, DC 20002</text:p>
          </table:table-cell>
          <table:table-cell office:value-type="string">
            <text:p>east-street-cafe-washington</text:p>
          </table:table-cell>
          <table:table-cell office:value-type="string">
            <text:p>2016-03-0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E4]+[.F4]" office:value-type="float" office:value="18">
            <text:p>18</text:p>
          </table:table-cell>
          <table:table-cell office:value-type="string">
            <text:p>2016-04-06</text:p>
          </table:table-cell>
          <table:table-cell table:number-columns-repeated="2" office:value-type="float" office:value="1">
            <text:p>1</text:p>
          </table:table-cell>
          <table:table-cell office:value-type="float" office:value="2.48490839066">
            <text:p>2.4849083907</text:p>
          </table:table-cell>
          <table:table-cell table:style-name="ce1" office:value-type="date" office:date-value="2016-03-02">
            <text:p>2016-03-02</text:p>
          </table:table-cell>
          <table:table-cell table:formula="of:=[.H4]-[.L4]-28" office:value-type="float" office:value="7">
            <text:p>7</text:p>
          </table:table-cell>
        </table:table-row>
        <table:table-row table:style-name="ro1">
          <table:table-cell office:value-type="string">
            <text:p>EL TOROGOZ RESTAURANT</text:p>
          </table:table-cell>
          <table:table-cell office:value-type="string">
            <text:p>4231 9TH ST NW Washington, DC 20011</text:p>
          </table:table-cell>
          <table:table-cell office:value-type="string">
            <text:p>el-torogoz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5]+[.F5]" office:value-type="float" office:value="5">
            <text:p>5</text:p>
          </table:table-cell>
          <table:table-cell office:value-type="string">
            <text:p>2016-05-04</text:p>
          </table:table-cell>
          <table:table-cell table:number-columns-repeated="2" office:value-type="float" office:value="1">
            <text:p>1</text:p>
          </table:table-cell>
          <table:table-cell office:value-type="float" office:value="2.60062604432">
            <text:p>2.6006260443</text:p>
          </table:table-cell>
          <table:table-cell table:style-name="ce1" office:value-type="date" office:date-value="2016-03-02">
            <text:p>2016-03-02</text:p>
          </table:table-cell>
          <table:table-cell table:formula="of:=[.H5]-[.L5]-28" office:value-type="float" office:value="35">
            <text:p>35</text:p>
          </table:table-cell>
        </table:table-row>
        <table:table-row table:style-name="ro1">
          <table:table-cell office:value-type="string">
            <text:p>EL DON RESTAURANT</text:p>
          </table:table-cell>
          <table:table-cell office:value-type="string">
            <text:p>4401 14TH ST NW Washington, DC 20011</text:p>
          </table:table-cell>
          <table:table-cell office:value-type="string">
            <text:p>el-don-restaurant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6]+[.F6]" office:value-type="float" office:value="4">
            <text:p>4</text:p>
          </table:table-cell>
          <table:table-cell office:value-type="string">
            <text:p>2016-03-07</text:p>
          </table:table-cell>
          <table:table-cell table:number-columns-repeated="2" office:value-type="float" office:value="1">
            <text:p>1</text:p>
          </table:table-cell>
          <table:table-cell office:value-type="float" office:value="2.42012777936">
            <text:p>2.4201277794</text:p>
          </table:table-cell>
          <table:table-cell table:style-name="ce1" office:value-type="date" office:date-value="2016-03-03">
            <text:p>2016-03-03</text:p>
          </table:table-cell>
          <table:table-cell table:formula="of:=[.H6]-[.L6]-28" office:value-type="float" office:value="-24">
            <text:p>-24</text:p>
          </table:table-cell>
        </table:table-row>
        <table:table-row table:style-name="ro1">
          <table:table-cell office:value-type="string">
            <text:p>ERCILLA'S RESTAURANT </text:p>
          </table:table-cell>
          <table:table-cell office:value-type="string">
            <text:p>3070 MOUNT PLEASANT ST NW Washington, DC 20010</text:p>
          </table:table-cell>
          <table:table-cell office:value-type="string">
            <text:p>ercilias-restaurant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7]+[.F7]" office:value-type="float" office:value="4">
            <text:p>4</text:p>
          </table:table-cell>
          <table:table-cell office:value-type="string">
            <text:p>2016-03-29</text:p>
          </table:table-cell>
          <table:table-cell table:number-columns-repeated="2" office:value-type="float" office:value="1">
            <text:p>1</text:p>
          </table:table-cell>
          <table:table-cell office:value-type="float" office:value="2.38591508023">
            <text:p>2.3859150802</text:p>
          </table:table-cell>
          <table:table-cell table:style-name="ce1" office:value-type="date" office:date-value="2016-03-03">
            <text:p>2016-03-03</text:p>
          </table:table-cell>
          <table:table-cell table:formula="of:=[.H7]-[.L7]-28" office:value-type="float" office:value="-2">
            <text:p>-2</text:p>
          </table:table-cell>
        </table:table-row>
        <table:table-row table:style-name="ro1">
          <table:table-cell office:value-type="string">
            <text:p>DUE SOUTH</text:p>
          </table:table-cell>
          <table:table-cell office:value-type="string">
            <text:p>301 WATER ST SE WASHINGTON, DC 20003</text:p>
          </table:table-cell>
          <table:table-cell office:value-type="string">
            <text:p>due-south-washington-2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8]+[.F8]" office:value-type="float" office:value="4">
            <text:p>4</text:p>
          </table:table-cell>
          <table:table-cell office:value-type="string">
            <text:p>2016-03-23</text:p>
          </table:table-cell>
          <table:table-cell table:number-columns-repeated="2" office:value-type="float" office:value="1">
            <text:p>1</text:p>
          </table:table-cell>
          <table:table-cell office:value-type="float" office:value="2.27330037733">
            <text:p>2.2733003773</text:p>
          </table:table-cell>
          <table:table-cell table:style-name="ce2" office:value-type="date" office:date-value="2016-03-04">
            <text:p>2016-03-04</text:p>
          </table:table-cell>
          <table:table-cell table:formula="of:=[.H8]-[.L8]-28" office:value-type="float" office:value="-9">
            <text:p>-9</text:p>
          </table:table-cell>
        </table:table-row>
        <table:table-row table:style-name="ro1">
          <table:table-cell office:value-type="string">
            <text:p>BANANA CAFE</text:p>
          </table:table-cell>
          <table:table-cell office:value-type="string">
            <text:p>500 8TH ST SE Washington, DC 20003</text:p>
          </table:table-cell>
          <table:table-cell office:value-type="string">
            <text:p>banana-cafe-and-piano-bar-washington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E9]+[.F9]" office:value-type="float" office:value="11">
            <text:p>11</text:p>
          </table:table-cell>
          <table:table-cell office:value-type="string">
            <text:p>2016-06-06</text:p>
          </table:table-cell>
          <table:table-cell table:number-columns-repeated="2" office:value-type="float" office:value="1">
            <text:p>1</text:p>
          </table:table-cell>
          <table:table-cell office:value-type="float" office:value="2.24153560219">
            <text:p>2.2415356022</text:p>
          </table:table-cell>
          <table:table-cell table:style-name="ce1" office:value-type="date" office:date-value="2016-03-04">
            <text:p>2016-03-04</text:p>
          </table:table-cell>
          <table:table-cell table:formula="of:=[.H9]-[.L9]-28" office:value-type="float" office:value="66">
            <text:p>66</text:p>
          </table:table-cell>
        </table:table-row>
        <table:table-row table:style-name="ro1">
          <table:table-cell office:value-type="string">
            <text:p>HELLBENDER BREWING COMPANY</text:p>
          </table:table-cell>
          <table:table-cell office:value-type="string">
            <text:p>5788 2ND ST NE WASHINGTON, DC 20011</text:p>
          </table:table-cell>
          <table:table-cell office:value-type="string">
            <text:p>hellbender-brewing-company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E10]+[.F10]" office:value-type="float" office:value="3">
            <text:p>3</text:p>
          </table:table-cell>
          <table:table-cell office:value-type="string">
            <text:p>2016-03-24</text:p>
          </table:table-cell>
          <table:table-cell table:number-columns-repeated="2" office:value-type="float" office:value="1">
            <text:p>1</text:p>
          </table:table-cell>
          <table:table-cell office:value-type="float" office:value="2.16081194422">
            <text:p>2.1608119442</text:p>
          </table:table-cell>
          <table:table-cell table:style-name="ce2" office:value-type="date" office:date-value="2016-03-07">
            <text:p>2016-03-07</text:p>
          </table:table-cell>
          <table:table-cell table:formula="of:=[.H10]-[.L10]-28" office:value-type="float" office:value="-11">
            <text:p>-11</text:p>
          </table:table-cell>
        </table:table-row>
        <table:table-row table:style-name="ro1">
          <table:table-cell office:value-type="string">
            <text:p>BISTRO ITALIANO</text:p>
          </table:table-cell>
          <table:table-cell office:value-type="string">
            <text:p>320 D ST NE Washington, DC 20002</text:p>
          </table:table-cell>
          <table:table-cell office:value-type="string">
            <text:p>bistro-italiano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E11]+[.F11]" office:value-type="float" office:value="7">
            <text:p>7</text:p>
          </table:table-cell>
          <table:table-cell office:value-type="string">
            <text:p>2016-04-22</text:p>
          </table:table-cell>
          <table:table-cell table:number-columns-repeated="2" office:value-type="float" office:value="1">
            <text:p>1</text:p>
          </table:table-cell>
          <table:table-cell office:value-type="float" office:value="2.18712134781">
            <text:p>2.1871213478</text:p>
          </table:table-cell>
          <table:table-cell table:style-name="ce2" office:value-type="date" office:date-value="2016-03-07">
            <text:p>2016-03-07</text:p>
          </table:table-cell>
          <table:table-cell table:formula="of:=[.H11]-[.L11]-28" office:value-type="float" office:value="18">
            <text:p>18</text:p>
          </table:table-cell>
        </table:table-row>
        <table:table-row table:style-name="ro1">
          <table:table-cell office:value-type="string">
            <text:p>GFS Catering</text:p>
          </table:table-cell>
          <table:table-cell office:value-type="string">
            <text:p>700 V ST NW WASHINGTON, DC 20011</text:p>
          </table:table-cell>
          <table:table-cell office:value-type="string">
            <text:p>torries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12]+[.F12]" office:value-type="float" office:value="4">
            <text:p>4</text:p>
          </table:table-cell>
          <table:table-cell office:value-type="string">
            <text:p>2016-04-04</text:p>
          </table:table-cell>
          <table:table-cell table:number-columns-repeated="2" office:value-type="float" office:value="1">
            <text:p>1</text:p>
          </table:table-cell>
          <table:table-cell office:value-type="float" office:value="2.13498272771">
            <text:p>2.1349827277</text:p>
          </table:table-cell>
          <table:table-cell table:style-name="ce2" office:value-type="date" office:date-value="2016-03-08">
            <text:p>2016-03-08</text:p>
          </table:table-cell>
          <table:table-cell table:formula="of:=[.H12]-[.L12]-28" office:value-type="float" office:value="-1">
            <text:p>-1</text:p>
          </table:table-cell>
        </table:table-row>
        <table:table-row table:style-name="ro1">
          <table:table-cell office:value-type="string">
            <text:p>BAB</text:p>
          </table:table-cell>
          <table:table-cell office:value-type="string">
            <text:p>1387 H ST NE Washington, DC 20002</text:p>
          </table:table-cell>
          <table:table-cell office:value-type="string">
            <text:p>bab-korean-fusion-washington-3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13]+[.F13]" office:value-type="float" office:value="2">
            <text:p>2</text:p>
          </table:table-cell>
          <table:table-cell office:value-type="string">
            <text:p>2016-05-27</text:p>
          </table:table-cell>
          <table:table-cell table:number-columns-repeated="2" office:value-type="float" office:value="1">
            <text:p>1</text:p>
          </table:table-cell>
          <table:table-cell office:value-type="float" office:value="2.12451920546">
            <text:p>2.1245192055</text:p>
          </table:table-cell>
          <table:table-cell table:style-name="ce2" office:value-type="date" office:date-value="2016-03-08">
            <text:p>2016-03-08</text:p>
          </table:table-cell>
          <table:table-cell table:formula="of:=[.H13]-[.L13]-28" office:value-type="float" office:value="52">
            <text:p>52</text:p>
          </table:table-cell>
        </table:table-row>
        <table:table-row table:style-name="ro1">
          <table:table-cell office:value-type="string">
            <text:p>CAFE MILANO</text:p>
          </table:table-cell>
          <table:table-cell office:value-type="string">
            <text:p>3251 PROSPECT ST NW WASHINGTON, DC 20007</text:p>
          </table:table-cell>
          <table:table-cell office:value-type="string">
            <text:p>cafe-milano-washington</text:p>
          </table:table-cell>
          <table:table-cell office:value-type="string">
            <text:p>2016-03-0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E14]+[.F14]" office:value-type="float" office:value="17">
            <text:p>17</text:p>
          </table:table-cell>
          <table:table-cell office:value-type="string">
            <text:p>2016-03-10</text:p>
          </table:table-cell>
          <table:table-cell table:number-columns-repeated="2" office:value-type="float" office:value="1">
            <text:p>1</text:p>
          </table:table-cell>
          <table:table-cell office:value-type="float" office:value="2.11586098287">
            <text:p>2.1158609829</text:p>
          </table:table-cell>
          <table:table-cell table:style-name="ce2" office:value-type="date" office:date-value="2016-03-09">
            <text:p>2016-03-09</text:p>
          </table:table-cell>
          <table:table-cell table:formula="of:=[.H14]-[.L14]-28" office:value-type="float" office:value="-27">
            <text:p>-27</text:p>
          </table:table-cell>
        </table:table-row>
        <table:table-row table:style-name="ro1">
          <table:table-cell office:value-type="string">
            <text:p>BOBBY VAN'S STEAKHOUSE</text:p>
          </table:table-cell>
          <table:table-cell office:value-type="string">
            <text:p>809 15TH ST NW Washington, DC 20005</text:p>
          </table:table-cell>
          <table:table-cell office:value-type="string">
            <text:p>bobby-vans-steakhouse-washington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E15]+[.F15]" office:value-type="float" office:value="7">
            <text:p>7</text:p>
          </table:table-cell>
          <table:table-cell office:value-type="string">
            <text:p>2016-05-13</text:p>
          </table:table-cell>
          <table:table-cell table:number-columns-repeated="2" office:value-type="float" office:value="1">
            <text:p>1</text:p>
          </table:table-cell>
          <table:table-cell office:value-type="float" office:value="2.11504246095">
            <text:p>2.115042461</text:p>
          </table:table-cell>
          <table:table-cell table:style-name="ce2" office:value-type="date" office:date-value="2016-03-09">
            <text:p>2016-03-09</text:p>
          </table:table-cell>
          <table:table-cell table:formula="of:=[.H15]-[.L15]-28" office:value-type="float" office:value="37">
            <text:p>37</text:p>
          </table:table-cell>
        </table:table-row>
        <table:table-row table:style-name="ro1">
          <table:table-cell office:value-type="string">
            <text:p>GREEK DELI AND CATERING</text:p>
          </table:table-cell>
          <table:table-cell office:value-type="string">
            <text:p>1120 19TH ST NW Washington, DC 20036</text:p>
          </table:table-cell>
          <table:table-cell office:value-type="string">
            <text:p>greek-deli-and-catering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16]+[.F16]" office:value-type="float" office:value="5">
            <text:p>5</text:p>
          </table:table-cell>
          <table:table-cell office:value-type="string">
            <text:p>2016-04-19</text:p>
          </table:table-cell>
          <table:table-cell table:number-columns-repeated="2" office:value-type="float" office:value="1">
            <text:p>1</text:p>
          </table:table-cell>
          <table:table-cell office:value-type="float" office:value="2.05408819141">
            <text:p>2.0540881914</text:p>
          </table:table-cell>
          <table:table-cell table:style-name="ce2" office:value-type="date" office:date-value="2016-03-10">
            <text:p>2016-03-10</text:p>
          </table:table-cell>
          <table:table-cell table:formula="of:=[.H16]-[.L16]-28" office:value-type="float" office:value="12">
            <text:p>12</text:p>
          </table:table-cell>
        </table:table-row>
        <table:table-row table:style-name="ro1">
          <table:table-cell office:value-type="string">
            <text:p>GOURMET TOO</text:p>
          </table:table-cell>
          <table:table-cell office:value-type="string">
            <text:p>[u"470 L'ENFANT PLZ SW WASHINGTON, DC 20024"]</text:p>
          </table:table-cell>
          <table:table-cell office:value-type="string">
            <text:p>gourmet-too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E17]+[.F17]" office:value-type="float" office:value="4">
            <text:p>4</text:p>
          </table:table-cell>
          <table:table-cell office:value-type="string">
            <text:p>2016-05-02</text:p>
          </table:table-cell>
          <table:table-cell table:number-columns-repeated="2" office:value-type="float" office:value="1">
            <text:p>1</text:p>
          </table:table-cell>
          <table:table-cell office:value-type="float" office:value="2.00358953499">
            <text:p>2.003589535</text:p>
          </table:table-cell>
          <table:table-cell table:style-name="ce2" office:value-type="date" office:date-value="2016-03-10">
            <text:p>2016-03-10</text:p>
          </table:table-cell>
          <table:table-cell table:formula="of:=[.H17]-[.L17]-28" office:value-type="float" office:value="25">
            <text:p>25</text:p>
          </table:table-cell>
        </table:table-row>
        <table:table-row table:style-name="ro2">
          <table:table-cell office:value-type="string">
            <text:p>CHICKEN RICO</text:p>
          </table:table-cell>
          <table:table-cell office:value-type="string">
            <text:p>91 H ST NW WASHINGTON, DC 20001</text:p>
          </table:table-cell>
          <table:table-cell office:value-type="string">
            <text:p>chicken-rico-baltimore</text:p>
          </table:table-cell>
          <table:table-cell office:value-type="string">
            <text:p>2016-03-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E18]+[.F18]" office:value-type="float" office:value="15">
            <text:p>15</text:p>
          </table:table-cell>
          <table:table-cell office:value-type="string">
            <text:p>2016-05-11</text:p>
          </table:table-cell>
          <table:table-cell table:number-columns-repeated="2" office:value-type="float" office:value="1">
            <text:p>1</text:p>
          </table:table-cell>
          <table:table-cell office:value-type="float" office:value="1.97930390718">
            <text:p>1.9793039072</text:p>
          </table:table-cell>
          <table:table-cell table:style-name="ce2" office:value-type="date" office:date-value="2016-03-11">
            <text:p>2016-03-11</text:p>
          </table:table-cell>
          <table:table-cell table:formula="of:=[.H18]-[.L18]-28" office:value-type="float" office:value="33">
            <text:p>33</text:p>
          </table:table-cell>
        </table:table-row>
        <table:table-row table:style-name="ro1">
          <table:table-cell office:value-type="string">
            <text:p>CARADO'S GUATEMALAN RESTAURANT</text:p>
          </table:table-cell>
          <table:table-cell office:value-type="string">
            <text:p>3217 MOUNT PLEASANT ST NW Washington, DC 20010</text:p>
          </table:table-cell>
          <table:table-cell office:value-type="string">
            <text:p>corados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E19]+[.F19]" office:value-type="float" office:value="5">
            <text:p>5</text:p>
          </table:table-cell>
          <table:table-cell office:value-type="string">
            <text:p>2016-06-02</text:p>
          </table:table-cell>
          <table:table-cell table:number-columns-repeated="2" office:value-type="float" office:value="1">
            <text:p>1</text:p>
          </table:table-cell>
          <table:table-cell office:value-type="float" office:value="2.00224378102">
            <text:p>2.002243781</text:p>
          </table:table-cell>
          <table:table-cell table:style-name="ce2" office:value-type="date" office:date-value="2016-03-11">
            <text:p>2016-03-11</text:p>
          </table:table-cell>
          <table:table-cell table:formula="of:=[.H19]-[.L19]-28" office:value-type="float" office:value="55">
            <text:p>55</text:p>
          </table:table-cell>
        </table:table-row>
        <table:table-row table:style-name="ro1">
          <table:table-cell office:value-type="string">
            <text:p>HARRIS TEETER</text:p>
          </table:table-cell>
          <table:table-cell office:value-type="string">
            <text:p>1201 1ST ST NE WASHINGTON, DC 20002</text:p>
          </table:table-cell>
          <table:table-cell office:value-type="string">
            <text:p>harris-teeter-washington-3</text:p>
          </table:table-cell>
          <table:table-cell office:value-type="string">
            <text:p>2016-03-01</text:p>
          </table:table-cell>
          <table:table-cell table:number-columns-repeated="2" office:value-type="float" office:value="3">
            <text:p>3</text:p>
          </table:table-cell>
          <table:table-cell table:formula="of:=[.E20]+[.F20]" office:value-type="float" office:value="6">
            <text:p>6</text:p>
          </table:table-cell>
          <table:table-cell office:value-type="string">
            <text:p>2016-05-16</text:p>
          </table:table-cell>
          <table:table-cell table:number-columns-repeated="2" office:value-type="float" office:value="1">
            <text:p>1</text:p>
          </table:table-cell>
          <table:table-cell office:value-type="float" office:value="1.94416716002">
            <text:p>1.94416716</text:p>
          </table:table-cell>
          <table:table-cell table:style-name="ce2" office:value-type="date" office:date-value="2016-03-14">
            <text:p>2016-03-14</text:p>
          </table:table-cell>
          <table:table-cell table:formula="of:=[.H20]-[.L20]-28" office:value-type="float" office:value="35">
            <text:p>35</text:p>
          </table:table-cell>
        </table:table-row>
        <table:table-row table:style-name="ro1">
          <table:table-cell office:value-type="string">
            <text:p>EATSPLACE</text:p>
          </table:table-cell>
          <table:table-cell office:value-type="string">
            <text:p>3607 GEORGIA AVE NW WASHINGTON, DC 20010</text:p>
          </table:table-cell>
          <table:table-cell office:value-type="string">
            <text:p>eatsplace-washington-2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1]+[.F21]" office:value-type="float" office:value="3">
            <text:p>3</text:p>
          </table:table-cell>
          <table:table-cell office:value-type="string">
            <text:p>2016-05-26</text:p>
          </table:table-cell>
          <table:table-cell table:number-columns-repeated="2" office:value-type="float" office:value="1">
            <text:p>1</text:p>
          </table:table-cell>
          <table:table-cell office:value-type="float" office:value="1.94662266098">
            <text:p>1.946622661</text:p>
          </table:table-cell>
          <table:table-cell table:style-name="ce2" office:value-type="date" office:date-value="2016-03-14">
            <text:p>2016-03-14</text:p>
          </table:table-cell>
          <table:table-cell table:formula="of:=[.H21]-[.L21]-28" office:value-type="float" office:value="45">
            <text:p>45</text:p>
          </table:table-cell>
        </table:table-row>
        <table:table-row table:style-name="ro1">
          <table:table-cell office:value-type="string">
            <text:p>CHIPOTLE MEXICAN GRILL</text:p>
          </table:table-cell>
          <table:table-cell office:value-type="string">
            <text:p>625 MONROE ST NE WASHINGTON, DC 20017</text:p>
          </table:table-cell>
          <table:table-cell office:value-type="string">
            <text:p>chipotle-mexican-grill-washington-22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22]+[.F22]" office:value-type="float" office:value="2">
            <text:p>2</text:p>
          </table:table-cell>
          <table:table-cell office:value-type="string">
            <text:p>2016-05-04</text:p>
          </table:table-cell>
          <table:table-cell table:number-columns-repeated="2" office:value-type="float" office:value="1">
            <text:p>1</text:p>
          </table:table-cell>
          <table:table-cell office:value-type="float" office:value="1.86528519918">
            <text:p>1.8652851992</text:p>
          </table:table-cell>
          <table:table-cell table:style-name="ce2" office:value-type="date" office:date-value="2016-03-15">
            <text:p>2016-03-15</text:p>
          </table:table-cell>
          <table:table-cell table:formula="of:=[.H22]-[.L22]-28" office:value-type="float" office:value="22">
            <text:p>22</text:p>
          </table:table-cell>
        </table:table-row>
        <table:table-row table:style-name="ro1">
          <table:table-cell office:value-type="string">
            <text:p>CONSTITUTION CAFE</text:p>
          </table:table-cell>
          <table:table-cell office:value-type="string">
            <text:p>145 N ST NE WASHINGTON, DC 20002</text:p>
          </table:table-cell>
          <table:table-cell office:value-type="string">
            <text:p>constitution-cafe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E23]+[.F23]" office:value-type="float" office:value="5">
            <text:p>5</text:p>
          </table:table-cell>
          <table:table-cell office:value-type="string">
            <text:p>2016-05-06</text:p>
          </table:table-cell>
          <table:table-cell table:number-columns-repeated="2" office:value-type="float" office:value="1">
            <text:p>1</text:p>
          </table:table-cell>
          <table:table-cell office:value-type="float" office:value="1.91471999565">
            <text:p>1.9147199957</text:p>
          </table:table-cell>
          <table:table-cell table:style-name="ce2" office:value-type="date" office:date-value="2016-03-15">
            <text:p>2016-03-15</text:p>
          </table:table-cell>
          <table:table-cell table:formula="of:=[.H23]-[.L23]-28" office:value-type="float" office:value="24">
            <text:p>24</text:p>
          </table:table-cell>
        </table:table-row>
        <table:table-row table:style-name="ro1">
          <table:table-cell office:value-type="string">
            <text:p>DUPONT COFFEE SHOP</text:p>
          </table:table-cell>
          <table:table-cell office:value-type="string">
            <text:p>1234 19TH ST NW Washington, DC 20036</text:p>
          </table:table-cell>
          <table:table-cell office:value-type="string">
            <text:p>dupont-coffee-shop-washington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24]+[.F24]" office:value-type="float" office:value="3">
            <text:p>3</text:p>
          </table:table-cell>
          <table:table-cell office:value-type="string">
            <text:p>2016-03-11</text:p>
          </table:table-cell>
          <table:table-cell table:number-columns-repeated="2" office:value-type="float" office:value="1">
            <text:p>1</text:p>
          </table:table-cell>
          <table:table-cell office:value-type="float" office:value="1.8481590415">
            <text:p>1.8481590415</text:p>
          </table:table-cell>
          <table:table-cell table:style-name="ce2" office:value-type="date" office:date-value="2016-03-16">
            <text:p>2016-03-16</text:p>
          </table:table-cell>
          <table:table-cell table:formula="of:=[.H24]-[.L24]-28" office:value-type="float" office:value="-33">
            <text:p>-33</text:p>
          </table:table-cell>
        </table:table-row>
        <table:table-row table:style-name="ro1">
          <table:table-cell office:value-type="string">
            <text:p>HASHI SUSHI</text:p>
          </table:table-cell>
          <table:table-cell office:value-type="string">
            <text:p>1073 WISCONSIN AVE NW Washington, DC 20007</text:p>
          </table:table-cell>
          <table:table-cell office:value-type="string">
            <text:p>chopsticks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E25]+[.F25]" office:value-type="float" office:value="4">
            <text:p>4</text:p>
          </table:table-cell>
          <table:table-cell office:value-type="string">
            <text:p>2016-04-19</text:p>
          </table:table-cell>
          <table:table-cell table:number-columns-repeated="2" office:value-type="float" office:value="1">
            <text:p>1</text:p>
          </table:table-cell>
          <table:table-cell office:value-type="float" office:value="1.85962031331">
            <text:p>1.8596203133</text:p>
          </table:table-cell>
          <table:table-cell table:style-name="ce2" office:value-type="date" office:date-value="2016-03-16">
            <text:p>2016-03-16</text:p>
          </table:table-cell>
          <table:table-cell table:formula="of:=[.H25]-[.L25]-28" office:value-type="float" office:value="6">
            <text:p>6</text:p>
          </table:table-cell>
        </table:table-row>
        <table:table-row table:style-name="ro1">
          <table:table-cell office:value-type="string">
            <text:p>CENTRAL MICHEL RICHARD RESTAURANT</text:p>
          </table:table-cell>
          <table:table-cell office:value-type="string">
            <text:p>1001 PENNSYLVANIA AVE NW WASHINGTON, DC 20004</text:p>
          </table:table-cell>
          <table:table-cell office:value-type="string">
            <text:p>central-michel-richard-washington</text:p>
          </table:table-cell>
          <table:table-cell office:value-type="string">
            <text:p>2016-03-0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26]+[.F26]" office:value-type="float" office:value="8">
            <text:p>8</text:p>
          </table:table-cell>
          <table:table-cell office:value-type="string">
            <text:p>2016-05-11</text:p>
          </table:table-cell>
          <table:table-cell table:number-columns-repeated="2" office:value-type="float" office:value="1">
            <text:p>1</text:p>
          </table:table-cell>
          <table:table-cell office:value-type="float" office:value="1.83879558928">
            <text:p>1.8387955893</text:p>
          </table:table-cell>
          <table:table-cell table:style-name="ce2" office:value-type="date" office:date-value="2016-03-17">
            <text:p>2016-03-17</text:p>
          </table:table-cell>
          <table:table-cell table:formula="of:=[.H26]-[.L26]-28" office:value-type="float" office:value="27">
            <text:p>27</text:p>
          </table:table-cell>
        </table:table-row>
        <table:table-row table:style-name="ro1">
          <table:table-cell office:value-type="string">
            <text:p>DEL FRISCO'S GRILLE</text:p>
          </table:table-cell>
          <table:table-cell office:value-type="string">
            <text:p>1201 PENNSYLVANIA AVE NW WASHINGTON, DC 20004</text:p>
          </table:table-cell>
          <table:table-cell office:value-type="string">
            <text:p>del-friscos-grille-washington-3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27]+[.F27]" office:value-type="float" office:value="6">
            <text:p>6</text:p>
          </table:table-cell>
          <table:table-cell office:value-type="string">
            <text:p>2016-05-18</text:p>
          </table:table-cell>
          <table:table-cell table:number-columns-repeated="2" office:value-type="float" office:value="1">
            <text:p>1</text:p>
          </table:table-cell>
          <table:table-cell office:value-type="float" office:value="1.81443644051">
            <text:p>1.8144364405</text:p>
          </table:table-cell>
          <table:table-cell table:style-name="ce2" office:value-type="date" office:date-value="2016-03-17">
            <text:p>2016-03-17</text:p>
          </table:table-cell>
          <table:table-cell table:formula="of:=[.H27]-[.L27]-28" office:value-type="float" office:value="34">
            <text:p>34</text:p>
          </table:table-cell>
        </table:table-row>
        <table:table-row table:style-name="ro1">
          <table:table-cell office:value-type="string">
            <text:p>DISTRICT TACO</text:p>
          </table:table-cell>
          <table:table-cell office:value-type="string">
            <text:p>656 PENNSYLVANIA AVE SE WASHINGTON, DC 20003</text:p>
          </table:table-cell>
          <table:table-cell office:value-type="string">
            <text:p>district-taco-washington-2</text:p>
          </table:table-cell>
          <table:table-cell office:value-type="string">
            <text:p>2016-03-01</text:p>
          </table:table-cell>
          <table:table-cell table:number-columns-repeated="2" office:value-type="float" office:value="3">
            <text:p>3</text:p>
          </table:table-cell>
          <table:table-cell table:formula="of:=[.E28]+[.F28]" office:value-type="float" office:value="6">
            <text:p>6</text:p>
          </table:table-cell>
          <table:table-cell office:value-type="string">
            <text:p>2016-03-25</text:p>
          </table:table-cell>
          <table:table-cell table:number-columns-repeated="2" office:value-type="float" office:value="1">
            <text:p>1</text:p>
          </table:table-cell>
          <table:table-cell office:value-type="float" office:value="1.80579496945">
            <text:p>1.8057949695</text:p>
          </table:table-cell>
          <table:table-cell table:style-name="ce2" office:value-type="date" office:date-value="2016-03-18">
            <text:p>2016-03-18</text:p>
          </table:table-cell>
          <table:table-cell table:formula="of:=[.H28]-[.L28]-28" office:value-type="float" office:value="-21">
            <text:p>-21</text:p>
          </table:table-cell>
        </table:table-row>
        <table:table-row table:style-name="ro1">
          <table:table-cell office:value-type="string">
            <text:p>BUFFALO &amp; BERGEN</text:p>
          </table:table-cell>
          <table:table-cell office:value-type="string">
            <text:p>1309 5TH ST NE WASHINGTON, DC 20001</text:p>
          </table:table-cell>
          <table:table-cell office:value-type="string">
            <text:p>buffalo-and-bergen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29]+[.F29]" office:value-type="float" office:value="2">
            <text:p>2</text:p>
          </table:table-cell>
          <table:table-cell office:value-type="string">
            <text:p>2016-04-12</text:p>
          </table:table-cell>
          <table:table-cell table:number-columns-repeated="2" office:value-type="float" office:value="1">
            <text:p>1</text:p>
          </table:table-cell>
          <table:table-cell office:value-type="float" office:value="1.80901373559">
            <text:p>1.8090137356</text:p>
          </table:table-cell>
          <table:table-cell table:style-name="ce2" office:value-type="date" office:date-value="2016-03-18">
            <text:p>2016-03-18</text:p>
          </table:table-cell>
          <table:table-cell table:formula="of:=[.H29]-[.L29]-28" office:value-type="float" office:value="-3">
            <text:p>-3</text:p>
          </table:table-cell>
        </table:table-row>
        <table:table-row table:style-name="ro1">
          <table:table-cell office:value-type="string">
            <text:p>BURGER KING</text:p>
          </table:table-cell>
          <table:table-cell office:value-type="string">
            <text:p>320 FLORIDA AVE NE Washington, DC 20002</text:p>
          </table:table-cell>
          <table:table-cell office:value-type="string">
            <text:p>burger-king-washington-4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30]+[.F30]" office:value-type="float" office:value="2">
            <text:p>2</text:p>
          </table:table-cell>
          <table:table-cell office:value-type="string">
            <text:p>2016-03-07</text:p>
          </table:table-cell>
          <table:table-cell table:number-columns-repeated="2" office:value-type="float" office:value="1">
            <text:p>1</text:p>
          </table:table-cell>
          <table:table-cell office:value-type="float" office:value="1.77686286959">
            <text:p>1.7768628696</text:p>
          </table:table-cell>
          <table:table-cell table:style-name="ce2" office:value-type="date" office:date-value="2016-03-21">
            <text:p>2016-03-21</text:p>
          </table:table-cell>
          <table:table-cell table:formula="of:=[.H30]-[.L30]-28" office:value-type="float" office:value="-42">
            <text:p>-42</text:p>
          </table:table-cell>
        </table:table-row>
        <table:table-row table:style-name="ro1">
          <table:table-cell office:value-type="string">
            <text:p>GEORGIA BROWNS</text:p>
          </table:table-cell>
          <table:table-cell office:value-type="string">
            <text:p>950 15TH ST NW Washington, DC 20005</text:p>
          </table:table-cell>
          <table:table-cell office:value-type="string">
            <text:p>georgia-browns-washington-3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E31]+[.F31]" office:value-type="float" office:value="10">
            <text:p>10</text:p>
          </table:table-cell>
          <table:table-cell office:value-type="string">
            <text:p>2016-04-1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100064545">
            <text:p>1.7710006455</text:p>
          </table:table-cell>
          <table:table-cell table:style-name="ce2" office:value-type="date" office:date-value="2016-03-21">
            <text:p>2016-03-21</text:p>
          </table:table-cell>
          <table:table-cell table:formula="of:=[.H31]-[.L31]-28" office:value-type="float" office:value="-6">
            <text:p>-6</text:p>
          </table:table-cell>
        </table:table-row>
        <table:table-row table:style-name="ro1">
          <table:table-cell office:value-type="string">
            <text:p>CHINA WONDER</text:p>
          </table:table-cell>
          <table:table-cell office:value-type="string">
            <text:p>2301 GEORGIA AVE NW WASHINGTON, DC 20001</text:p>
          </table:table-cell>
          <table:table-cell office:value-type="string">
            <text:p>china-wonder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E32]+[.F32]" office:value-type="float" office:value="8">
            <text:p>8</text:p>
          </table:table-cell>
          <table:table-cell office:value-type="string">
            <text:p>2016-03-21</text:p>
          </table:table-cell>
          <table:table-cell table:number-columns-repeated="2" office:value-type="float" office:value="1">
            <text:p>1</text:p>
          </table:table-cell>
          <table:table-cell office:value-type="float" office:value="1.74261633776">
            <text:p>1.7426163378</text:p>
          </table:table-cell>
          <table:table-cell table:style-name="ce2" office:value-type="date" office:date-value="2016-03-22">
            <text:p>2016-03-22</text:p>
          </table:table-cell>
          <table:table-cell table:formula="of:=[.H32]-[.L32]-28" office:value-type="float" office:value="-29">
            <text:p>-29</text:p>
          </table:table-cell>
        </table:table-row>
        <table:table-row table:style-name="ro1">
          <table:table-cell office:value-type="string">
            <text:p>ETETE RESTAURANT</text:p>
          </table:table-cell>
          <table:table-cell office:value-type="string">
            <text:p>1942 9TH ST NW Washington, DC 20001</text:p>
          </table:table-cell>
          <table:table-cell office:value-type="string">
            <text:p>etete-washington</text:p>
          </table:table-cell>
          <table:table-cell office:value-type="string">
            <text:p>2016-03-01</text:p>
          </table:table-cell>
          <table:table-cell table:number-columns-repeated="2" office:value-type="float" office:value="2">
            <text:p>2</text:p>
          </table:table-cell>
          <table:table-cell table:formula="of:=[.E33]+[.F33]" office:value-type="float" office:value="4">
            <text:p>4</text:p>
          </table:table-cell>
          <table:table-cell office:value-type="string">
            <text:p>2016-03-25</text:p>
          </table:table-cell>
          <table:table-cell table:number-columns-repeated="2" office:value-type="float" office:value="1">
            <text:p>1</text:p>
          </table:table-cell>
          <table:table-cell office:value-type="float" office:value="1.75634929965">
            <text:p>1.7563492997</text:p>
          </table:table-cell>
          <table:table-cell table:style-name="ce2" office:value-type="date" office:date-value="2016-03-22">
            <text:p>2016-03-22</text:p>
          </table:table-cell>
          <table:table-cell table:formula="of:=[.H33]-[.L33]-28" office:value-type="float" office:value="-25">
            <text:p>-25</text:p>
          </table:table-cell>
        </table:table-row>
        <table:table-row table:style-name="ro1">
          <table:table-cell office:value-type="string">
            <text:p>GRANJA DE ORO</text:p>
          </table:table-cell>
          <table:table-cell office:value-type="string">
            <text:p>1832 COLUMBIA RD NW WASHINGTON, DC 20009</text:p>
          </table:table-cell>
          <table:table-cell office:value-type="string">
            <text:p>la-granja-de-oro-washington-2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E34]+[.F34]" office:value-type="float" office:value="7">
            <text:p>7</text:p>
          </table:table-cell>
          <table:table-cell office:value-type="string">
            <text:p>2016-04-18</text:p>
          </table:table-cell>
          <table:table-cell table:number-columns-repeated="2" office:value-type="float" office:value="1">
            <text:p>1</text:p>
          </table:table-cell>
          <table:table-cell office:value-type="float" office:value="1.712986908">
            <text:p>1.712986908</text:p>
          </table:table-cell>
          <table:table-cell table:style-name="ce2" office:value-type="date" office:date-value="2016-03-23">
            <text:p>2016-03-23</text:p>
          </table:table-cell>
          <table:table-cell table:formula="of:=[.H34]-[.L34]-28" office:value-type="float" office:value="-2">
            <text:p>-2</text:p>
          </table:table-cell>
        </table:table-row>
        <table:table-row table:style-name="ro1">
          <table:table-cell office:value-type="string">
            <text:p>HILLTOSS</text:p>
          </table:table-cell>
          <table:table-cell office:value-type="string">
            <text:p>3700 O ST NW WASHINGTON, DC 20057</text:p>
          </table:table-cell>
          <table:table-cell office:value-type="string">
            <text:p>the-hilltoss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35]+[.F35]" office:value-type="float" office:value="2">
            <text:p>2</text:p>
          </table:table-cell>
          <table:table-cell office:value-type="string">
            <text:p>2016-04-19</text:p>
          </table:table-cell>
          <table:table-cell table:number-columns-repeated="2" office:value-type="float" office:value="1">
            <text:p>1</text:p>
          </table:table-cell>
          <table:table-cell office:value-type="float" office:value="1.71371828913">
            <text:p>1.7137182891</text:p>
          </table:table-cell>
          <table:table-cell table:style-name="ce2" office:value-type="date" office:date-value="2016-03-23">
            <text:p>2016-03-23</text:p>
          </table:table-cell>
          <table:table-cell table:formula="of:=[.H35]-[.L35]-28" office:value-type="float" office:value="-1">
            <text:p>-1</text:p>
          </table:table-cell>
        </table:table-row>
        <table:table-row table:style-name="ro1">
          <table:table-cell office:value-type="string">
            <text:p>DISTRICT CHOPHOUSE &amp; BREWERY</text:p>
          </table:table-cell>
          <table:table-cell office:value-type="string">
            <text:p>509 7TH ST NW Washington, DC 20004</text:p>
          </table:table-cell>
          <table:table-cell office:value-type="string">
            <text:p>district-chophouse-and-brewery-washington</text:p>
          </table:table-cell>
          <table:table-cell office:value-type="string">
            <text:p>2016-03-0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36]+[.F36]" office:value-type="float" office:value="12">
            <text:p>12</text:p>
          </table:table-cell>
          <table:table-cell office:value-type="string">
            <text:p>2016-03-15</text:p>
          </table:table-cell>
          <table:table-cell table:number-columns-repeated="2" office:value-type="float" office:value="1">
            <text:p>1</text:p>
          </table:table-cell>
          <table:table-cell office:value-type="float" office:value="1.69512370757">
            <text:p>1.6951237076</text:p>
          </table:table-cell>
          <table:table-cell table:style-name="ce2" office:value-type="date" office:date-value="2016-03-24">
            <text:p>2016-03-24</text:p>
          </table:table-cell>
          <table:table-cell table:formula="of:=[.H36]-[.L36]-28" office:value-type="float" office:value="-37">
            <text:p>-37</text:p>
          </table:table-cell>
        </table:table-row>
        <table:table-row table:style-name="ro1">
          <table:table-cell office:value-type="string">
            <text:p>ELEPHANT &amp; CASTLE PUB &amp; RESTAURANT</text:p>
          </table:table-cell>
          <table:table-cell office:value-type="string">
            <text:p>1201 PENNSYLVANIA AVE NW WASHINGTON, DC 20004</text:p>
          </table:table-cell>
          <table:table-cell office:value-type="string">
            <text:p>elephant-and-castle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E37]+[.F37]" office:value-type="float" office:value="7">
            <text:p>7</text:p>
          </table:table-cell>
          <table:table-cell office:value-type="string">
            <text:p>2016-05-05</text:p>
          </table:table-cell>
          <table:table-cell table:number-columns-repeated="2" office:value-type="float" office:value="1">
            <text:p>1</text:p>
          </table:table-cell>
          <table:table-cell office:value-type="float" office:value="1.69686809295">
            <text:p>1.696868093</text:p>
          </table:table-cell>
          <table:table-cell table:style-name="ce2" office:value-type="date" office:date-value="2016-03-24">
            <text:p>2016-03-24</text:p>
          </table:table-cell>
          <table:table-cell table:formula="of:=[.H37]-[.L37]-28" office:value-type="float" office:value="14">
            <text:p>14</text:p>
          </table:table-cell>
        </table:table-row>
        <table:table-row table:style-name="ro1">
          <table:table-cell office:value-type="string">
            <text:p>CORNER BAKERY CAFE</text:p>
          </table:table-cell>
          <table:table-cell office:value-type="string">
            <text:p>529 14TH ST NW Washington, DC 20045</text:p>
          </table:table-cell>
          <table:table-cell office:value-type="string">
            <text:p>corner-bakery-cafe-washington-5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E38]+[.F38]" office:value-type="float" office:value="6">
            <text:p>6</text:p>
          </table:table-cell>
          <table:table-cell office:value-type="string">
            <text:p>2016-05-03</text:p>
          </table:table-cell>
          <table:table-cell table:number-columns-repeated="2" office:value-type="float" office:value="1">
            <text:p>1</text:p>
          </table:table-cell>
          <table:table-cell office:value-type="float" office:value="1.69383584181">
            <text:p>1.6938358418</text:p>
          </table:table-cell>
          <table:table-cell table:style-name="ce2" office:value-type="date" office:date-value="2016-03-25">
            <text:p>2016-03-25</text:p>
          </table:table-cell>
          <table:table-cell table:formula="of:=[.H38]-[.L38]-28" office:value-type="float" office:value="11">
            <text:p>11</text:p>
          </table:table-cell>
        </table:table-row>
        <table:table-row table:style-name="ro1">
          <table:table-cell office:value-type="string">
            <text:p>COSTCO WHOLESALE</text:p>
          </table:table-cell>
          <table:table-cell office:value-type="string">
            <text:p>2441 MARKET ST NE WASHINGTON, DC 20018</text:p>
          </table:table-cell>
          <table:table-cell office:value-type="string">
            <text:p>costco-washington-2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9]+[.F39]" office:value-type="float" office:value="3">
            <text:p>3</text:p>
          </table:table-cell>
          <table:table-cell office:value-type="string">
            <text:p>2016-05-12</text:p>
          </table:table-cell>
          <table:table-cell table:number-columns-repeated="2" office:value-type="float" office:value="1">
            <text:p>1</text:p>
          </table:table-cell>
          <table:table-cell office:value-type="float" office:value="1.64067793012">
            <text:p>1.6406779301</text:p>
          </table:table-cell>
          <table:table-cell table:style-name="ce2" office:value-type="date" office:date-value="2016-03-25">
            <text:p>2016-03-25</text:p>
          </table:table-cell>
          <table:table-cell table:formula="of:=[.H39]-[.L39]-28" office:value-type="float" office:value="20">
            <text:p>20</text:p>
          </table:table-cell>
        </table:table-row>
        <table:table-row table:style-name="ro1">
          <table:table-cell office:value-type="string">
            <text:p>BAR CHARLEY</text:p>
          </table:table-cell>
          <table:table-cell office:value-type="string">
            <text:p>1825 18TH ST NW Washington, DC 20009</text:p>
          </table:table-cell>
          <table:table-cell office:value-type="string">
            <text:p>bar-charley-washington</text:p>
          </table:table-cell>
          <table:table-cell office:value-type="string">
            <text:p>2016-03-01</text:p>
          </table:table-cell>
          <table:table-cell table:number-columns-repeated="2" office:value-type="float" office:value="2">
            <text:p>2</text:p>
          </table:table-cell>
          <table:table-cell table:formula="of:=[.E40]+[.F40]" office:value-type="float" office:value="4">
            <text:p>4</text:p>
          </table:table-cell>
          <table:table-cell office:value-type="string">
            <text:p>2016-04-19</text:p>
          </table:table-cell>
          <table:table-cell table:number-columns-repeated="2" office:value-type="float" office:value="1">
            <text:p>1</text:p>
          </table:table-cell>
          <table:table-cell office:value-type="float" office:value="1.62296774333">
            <text:p>1.6229677433</text:p>
          </table:table-cell>
          <table:table-cell table:style-name="ce2" office:value-type="date" office:date-value="2016-03-28">
            <text:p>2016-03-28</text:p>
          </table:table-cell>
          <table:table-cell table:formula="of:=[.H40]-[.L40]-28" office:value-type="float" office:value="-6">
            <text:p>-6</text:p>
          </table:table-cell>
        </table:table-row>
        <table:table-row table:style-name="ro1">
          <table:table-cell office:value-type="string">
            <text:p>BROOKLAND PINT</text:p>
          </table:table-cell>
          <table:table-cell office:value-type="string">
            <text:p>666 MONROE ST NE WASHINGTON, DC 20017</text:p>
          </table:table-cell>
          <table:table-cell office:value-type="string">
            <text:p>brookland-pint-washington-10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E41]+[.F41]" office:value-type="float" office:value="9">
            <text:p>9</text:p>
          </table:table-cell>
          <table:table-cell office:value-type="string">
            <text:p>2016-05-04</text:p>
          </table:table-cell>
          <table:table-cell table:number-columns-repeated="2" office:value-type="float" office:value="1">
            <text:p>1</text:p>
          </table:table-cell>
          <table:table-cell office:value-type="float" office:value="1.61397297886">
            <text:p>1.6139729789</text:p>
          </table:table-cell>
          <table:table-cell table:style-name="ce2" office:value-type="date" office:date-value="2016-03-28">
            <text:p>2016-03-28</text:p>
          </table:table-cell>
          <table:table-cell table:formula="of:=[.H41]-[.L41]-28" office:value-type="float" office:value="9">
            <text:p>9</text:p>
          </table:table-cell>
        </table:table-row>
        <table:table-row table:style-name="ro1">
          <table:table-cell office:value-type="string">
            <text:p>GORDON BIERSCH BREWERY RESTAURANT</text:p>
          </table:table-cell>
          <table:table-cell office:value-type="string">
            <text:p>900 F ST NW WASHINGTON, DC 20001</text:p>
          </table:table-cell>
          <table:table-cell office:value-type="string">
            <text:p>gordon-biersch-brewery-restaurant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42]+[.F42]" office:value-type="float" office:value="6">
            <text:p>6</text:p>
          </table:table-cell>
          <table:table-cell office:value-type="string">
            <text:p>2016-03-15</text:p>
          </table:table-cell>
          <table:table-cell table:number-columns-repeated="2" office:value-type="float" office:value="1">
            <text:p>1</text:p>
          </table:table-cell>
          <table:table-cell office:value-type="float" office:value="1.58645847066">
            <text:p>1.5864584707</text:p>
          </table:table-cell>
          <table:table-cell table:style-name="ce2" office:value-type="date" office:date-value="2016-03-29">
            <text:p>2016-03-29</text:p>
          </table:table-cell>
          <table:table-cell table:formula="of:=[.H42]-[.L42]-28" office:value-type="float" office:value="-42">
            <text:p>-42</text:p>
          </table:table-cell>
        </table:table-row>
        <table:table-row table:style-name="ro1">
          <table:table-cell office:value-type="string">
            <text:p>BOJANGLES</text:p>
          </table:table-cell>
          <table:table-cell office:value-type="string">
            <text:p>50 MASSACHUSETTS AVE NE SPC 103 WASHINGTON, DC 20002</text:p>
          </table:table-cell>
          <table:table-cell office:value-type="string">
            <text:p>bojangles-washington-2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E43]+[.F43]" office:value-type="float" office:value="3">
            <text:p>3</text:p>
          </table:table-cell>
          <table:table-cell office:value-type="string">
            <text:p>2016-03-18</text:p>
          </table:table-cell>
          <table:table-cell table:number-columns-repeated="2" office:value-type="float" office:value="1">
            <text:p>1</text:p>
          </table:table-cell>
          <table:table-cell office:value-type="float" office:value="1.59689751174">
            <text:p>1.5968975117</text:p>
          </table:table-cell>
          <table:table-cell table:style-name="ce2" office:value-type="date" office:date-value="2016-03-29">
            <text:p>2016-03-29</text:p>
          </table:table-cell>
          <table:table-cell table:formula="of:=[.H43]-[.L43]-28" office:value-type="float" office:value="-39">
            <text:p>-39</text:p>
          </table:table-cell>
        </table:table-row>
        <table:table-row table:style-name="ro1">
          <table:table-cell office:value-type="string">
            <text:p>GRAND HYATT - CURE</text:p>
          </table:table-cell>
          <table:table-cell office:value-type="string">
            <text:p>1000 H ST NW WASHINGTON, DC 20001</text:p>
          </table:table-cell>
          <table:table-cell office:value-type="string">
            <text:p>cure-bar-and-bistro-washington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44]+[.F44]" office:value-type="float" office:value="2">
            <text:p>2</text:p>
          </table:table-cell>
          <table:table-cell office:value-type="string">
            <text:p>2016-03-16</text:p>
          </table:table-cell>
          <table:table-cell table:number-columns-repeated="2" office:value-type="float" office:value="1">
            <text:p>1</text:p>
          </table:table-cell>
          <table:table-cell office:value-type="float" office:value="1.55411056024">
            <text:p>1.5541105602</text:p>
          </table:table-cell>
          <table:table-cell table:style-name="ce2" office:value-type="date" office:date-value="2016-03-30">
            <text:p>2016-03-30</text:p>
          </table:table-cell>
          <table:table-cell table:formula="of:=[.H44]-[.L44]-28" office:value-type="float" office:value="-42">
            <text:p>-42</text:p>
          </table:table-cell>
        </table:table-row>
        <table:table-row table:style-name="ro1">
          <table:table-cell office:value-type="string">
            <text:p>DENNY'S RESTAURANT</text:p>
          </table:table-cell>
          <table:table-cell office:value-type="string">
            <text:p>4445 BENNING RD NE Washington, DC 20019</text:p>
          </table:table-cell>
          <table:table-cell office:value-type="string">
            <text:p>dennys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E45]+[.F45]" office:value-type="float" office:value="7">
            <text:p>7</text:p>
          </table:table-cell>
          <table:table-cell office:value-type="string">
            <text:p>2016-03-28</text:p>
          </table:table-cell>
          <table:table-cell table:number-columns-repeated="2" office:value-type="float" office:value="1">
            <text:p>1</text:p>
          </table:table-cell>
          <table:table-cell office:value-type="float" office:value="1.57400561282">
            <text:p>1.5740056128</text:p>
          </table:table-cell>
          <table:table-cell table:style-name="ce2" office:value-type="date" office:date-value="2016-03-30">
            <text:p>2016-03-30</text:p>
          </table:table-cell>
          <table:table-cell table:formula="of:=[.H45]-[.L45]-28" office:value-type="float" office:value="-30">
            <text:p>-30</text:p>
          </table:table-cell>
        </table:table-row>
        <table:table-row table:style-name="ro1">
          <table:table-cell office:value-type="string">
            <text:p>AMSTERDAM FALAFELSHOP</text:p>
          </table:table-cell>
          <table:table-cell office:value-type="string">
            <text:p>2425 18TH ST NW WASHINGTON, DC 20006</text:p>
          </table:table-cell>
          <table:table-cell office:value-type="string">
            <text:p>amsterdam-falafelshop-washington-4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6]+[.F46]" office:value-type="float" office:value="3">
            <text:p>3</text:p>
          </table:table-cell>
          <table:table-cell office:value-type="string">
            <text:p>2016-03-21</text:p>
          </table:table-cell>
          <table:table-cell table:number-columns-repeated="2" office:value-type="float" office:value="1">
            <text:p>1</text:p>
          </table:table-cell>
          <table:table-cell office:value-type="float" office:value="1.54250410925">
            <text:p>1.5425041093</text:p>
          </table:table-cell>
          <table:table-cell table:style-name="ce2" office:value-type="date" office:date-value="2016-03-31">
            <text:p>2016-03-31</text:p>
          </table:table-cell>
          <table:table-cell table:formula="of:=[.H46]-[.L46]-28" office:value-type="float" office:value="-38">
            <text:p>-38</text:p>
          </table:table-cell>
        </table:table-row>
        <table:table-row table:style-name="ro1">
          <table:table-cell office:value-type="string">
            <text:p>DEAN &amp; DELUCA</text:p>
          </table:table-cell>
          <table:table-cell office:value-type="string">
            <text:p>3276 M ST NW Washington, DC 20036</text:p>
          </table:table-cell>
          <table:table-cell office:value-type="string">
            <text:p>dean-and-deluca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47]+[.F47]" office:value-type="float" office:value="5">
            <text:p>5</text:p>
          </table:table-cell>
          <table:table-cell office:value-type="string">
            <text:p>2016-05-18</text:p>
          </table:table-cell>
          <table:table-cell table:number-columns-repeated="2" office:value-type="float" office:value="1">
            <text:p>1</text:p>
          </table:table-cell>
          <table:table-cell office:value-type="float" office:value="1.54808019606">
            <text:p>1.5480801961</text:p>
          </table:table-cell>
          <table:table-cell table:style-name="ce2" office:value-type="date" office:date-value="2016-03-31">
            <text:p>2016-03-31</text:p>
          </table:table-cell>
          <table:table-cell table:formula="of:=[.H47]-[.L47]-28" office:value-type="float" office:value="20">
            <text:p>20</text:p>
          </table:table-cell>
        </table:table-row>
        <table:table-row table:style-name="ro1">
          <table:table-cell office:value-type="string">
            <text:p>HILTON GARDEN INN-DC/U. S. CAPITOL</text:p>
          </table:table-cell>
          <table:table-cell office:value-type="string">
            <text:p>1225 1ST ST NE WASHINGTON, DC 20002</text:p>
          </table:table-cell>
          <table:table-cell office:value-type="string">
            <text:p>hilton-garden-inn-washington-5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E48]+[.F48]" office:value-type="float" office:value="5">
            <text:p>5</text:p>
          </table:table-cell>
          <table:table-cell office:value-type="string">
            <text:p>2016-05-17</text:p>
          </table:table-cell>
          <table:table-cell table:number-columns-repeated="2" office:value-type="float" office:value="1">
            <text:p>1</text:p>
          </table:table-cell>
          <table:table-cell office:value-type="float" office:value="1.53618909034">
            <text:p>1.5361890903</text:p>
          </table:table-cell>
          <table:table-cell table:style-name="ce1" office:value-type="date" office:date-value="2016-04-01">
            <text:p>2016-04-01</text:p>
          </table:table-cell>
          <table:table-cell table:formula="of:=[.H48]-[.L48]-28" office:value-type="float" office:value="18">
            <text:p>18</text:p>
          </table:table-cell>
        </table:table-row>
        <table:table-row table:style-name="ro1">
          <table:table-cell office:value-type="string">
            <text:p>BRAVO</text:p>
          </table:table-cell>
          <table:table-cell office:value-type="string">
            <text:p>2917 Georgia AVE NW WASHINGTON, DC 20011</text:p>
          </table:table-cell>
          <table:table-cell office:value-type="string">
            <text:p>bravo-bar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49]+[.F49]" office:value-type="float" office:value="2">
            <text:p>2</text:p>
          </table:table-cell>
          <table:table-cell office:value-type="string">
            <text:p>2016-05-25</text:p>
          </table:table-cell>
          <table:table-cell table:number-columns-repeated="2" office:value-type="float" office:value="1">
            <text:p>1</text:p>
          </table:table-cell>
          <table:table-cell office:value-type="float" office:value="1.53303014462">
            <text:p>1.5330301446</text:p>
          </table:table-cell>
          <table:table-cell table:style-name="ce1" office:value-type="date" office:date-value="2016-04-01">
            <text:p>2016-04-01</text:p>
          </table:table-cell>
          <table:table-cell table:formula="of:=[.H49]-[.L49]-28" office:value-type="float" office:value="26">
            <text:p>26</text:p>
          </table:table-cell>
        </table:table-row>
        <table:table-row table:style-name="ro1">
          <table:table-cell office:value-type="string">
            <text:p>CAPITAL GRILLE</text:p>
          </table:table-cell>
          <table:table-cell office:value-type="string">
            <text:p>601 PENNSYLVANIA AVE NW Washington, DC 20001</text:p>
          </table:table-cell>
          <table:table-cell office:value-type="string">
            <text:p>the-capital-grille-washington-2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E50]+[.F50]" office:value-type="float" office:value="9">
            <text:p>9</text:p>
          </table:table-cell>
          <table:table-cell office:value-type="string">
            <text:p>2016-03-18</text:p>
          </table:table-cell>
          <table:table-cell table:number-columns-repeated="2" office:value-type="float" office:value="1">
            <text:p>1</text:p>
          </table:table-cell>
          <table:table-cell office:value-type="float" office:value="1.52689798531">
            <text:p>1.5268979853</text:p>
          </table:table-cell>
          <table:table-cell table:style-name="ce1" office:value-type="date" office:date-value="2016-04-04">
            <text:p>2016-04-04</text:p>
          </table:table-cell>
          <table:table-cell table:formula="of:=[.H50]-[.L50]-28" office:value-type="float" office:value="-45">
            <text:p>-45</text:p>
          </table:table-cell>
        </table:table-row>
        <table:table-row table:style-name="ro1">
          <table:table-cell office:value-type="string">
            <text:p>GRILL KABOB</text:p>
          </table:table-cell>
          <table:table-cell office:value-type="string">
            <text:p>1331 PENNSYLVANIA AVE NW WASHINGTON, DC 20004</text:p>
          </table:table-cell>
          <table:table-cell office:value-type="string">
            <text:p>grill-kabob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51]+[.F51]" office:value-type="float" office:value="6">
            <text:p>6</text:p>
          </table:table-cell>
          <table:table-cell office:value-type="string">
            <text:p>2016-04-28</text:p>
          </table:table-cell>
          <table:table-cell table:number-columns-repeated="2" office:value-type="float" office:value="1">
            <text:p>1</text:p>
          </table:table-cell>
          <table:table-cell office:value-type="float" office:value="1.53064142068">
            <text:p>1.5306414207</text:p>
          </table:table-cell>
          <table:table-cell table:style-name="ce1" office:value-type="date" office:date-value="2016-04-04">
            <text:p>2016-04-04</text:p>
          </table:table-cell>
          <table:table-cell table:formula="of:=[.H51]-[.L51]-28" office:value-type="float" office:value="-4">
            <text:p>-4</text:p>
          </table:table-cell>
        </table:table-row>
        <table:table-row table:style-name="ro1">
          <table:table-cell office:value-type="string">
            <text:p>ELLA'S WOOD HOUSE</text:p>
          </table:table-cell>
          <table:table-cell office:value-type="string">
            <text:p>901 F ST NW WASHINGTON, DC 20004</text:p>
          </table:table-cell>
          <table:table-cell office:value-type="string">
            <text:p>ellas-wood-fired-pizza-washington-3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52]+[.F52]" office:value-type="float" office:value="4">
            <text:p>4</text:p>
          </table:table-cell>
          <table:table-cell office:value-type="string">
            <text:p>2016-03-02</text:p>
          </table:table-cell>
          <table:table-cell table:number-columns-repeated="2" office:value-type="float" office:value="1">
            <text:p>1</text:p>
          </table:table-cell>
          <table:table-cell office:value-type="float" office:value="1.52163309551">
            <text:p>1.5216330955</text:p>
          </table:table-cell>
          <table:table-cell table:style-name="ce1" office:value-type="date" office:date-value="2016-04-05">
            <text:p>2016-04-05</text:p>
          </table:table-cell>
          <table:table-cell table:formula="of:=[.H52]-[.L52]-28" office:value-type="float" office:value="-62">
            <text:p>-62</text:p>
          </table:table-cell>
        </table:table-row>
        <table:table-row table:style-name="ro1">
          <table:table-cell office:value-type="string">
            <text:p>FAA CAFETERIA</text:p>
          </table:table-cell>
          <table:table-cell office:value-type="string">
            <text:p>800 INDEPENDENCE AVE SW Washington, DC 20024</text:p>
          </table:table-cell>
          <table:table-cell office:value-type="string">
            <text:p>federal-aviation-administration-cafeteria-washington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53]+[.F53]" office:value-type="float" office:value="2">
            <text:p>2</text:p>
          </table:table-cell>
          <table:table-cell office:value-type="string">
            <text:p>2016-03-04</text:p>
          </table:table-cell>
          <table:table-cell table:number-columns-repeated="2" office:value-type="float" office:value="1">
            <text:p>1</text:p>
          </table:table-cell>
          <table:table-cell office:value-type="float" office:value="1.49143378145">
            <text:p>1.4914337815</text:p>
          </table:table-cell>
          <table:table-cell table:style-name="ce1" office:value-type="date" office:date-value="2016-04-05">
            <text:p>2016-04-05</text:p>
          </table:table-cell>
          <table:table-cell table:formula="of:=[.H53]-[.L53]-28" office:value-type="float" office:value="-60">
            <text:p>-60</text:p>
          </table:table-cell>
        </table:table-row>
        <table:table-row table:style-name="ro1">
          <table:table-cell office:value-type="string">
            <text:p>COSI BREAKFAST LUNCH DINNER &amp; CATERING</text:p>
          </table:table-cell>
          <table:table-cell office:value-type="string">
            <text:p>1001 PENNSYLVANIA AVE NW Washington, DC 20036</text:p>
          </table:table-cell>
          <table:table-cell office:value-type="string">
            <text:p>cosi-washington-11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E54]+[.F54]" office:value-type="float" office:value="7">
            <text:p>7</text:p>
          </table:table-cell>
          <table:table-cell office:value-type="string">
            <text:p>2016-03-18</text:p>
          </table:table-cell>
          <table:table-cell table:number-columns-repeated="2" office:value-type="float" office:value="1">
            <text:p>1</text:p>
          </table:table-cell>
          <table:table-cell office:value-type="float" office:value="1.47267153492">
            <text:p>1.4726715349</text:p>
          </table:table-cell>
          <table:table-cell table:style-name="ce1" office:value-type="date" office:date-value="2016-04-06">
            <text:p>2016-04-06</text:p>
          </table:table-cell>
          <table:table-cell table:formula="of:=[.H54]-[.L54]-28" office:value-type="float" office:value="-47">
            <text:p>-47</text:p>
          </table:table-cell>
        </table:table-row>
        <table:table-row table:style-name="ro1">
          <table:table-cell office:value-type="string">
            <text:p>BURRITO BROTHERS</text:p>
          </table:table-cell>
          <table:table-cell office:value-type="string">
            <text:p>205 PENNSYLVANIA AVE SE WASHINGTON, DC 20003</text:p>
          </table:table-cell>
          <table:table-cell office:value-type="string">
            <text:p>burrito-brothers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55]+[.F55]" office:value-type="float" office:value="2">
            <text:p>2</text:p>
          </table:table-cell>
          <table:table-cell office:value-type="string">
            <text:p>2016-05-26</text:p>
          </table:table-cell>
          <table:table-cell table:number-columns-repeated="2" office:value-type="float" office:value="1">
            <text:p>1</text:p>
          </table:table-cell>
          <table:table-cell office:value-type="float" office:value="1.47012053388">
            <text:p>1.4701205339</text:p>
          </table:table-cell>
          <table:table-cell table:style-name="ce1" office:value-type="date" office:date-value="2016-04-06">
            <text:p>2016-04-06</text:p>
          </table:table-cell>
          <table:table-cell table:formula="of:=[.H55]-[.L55]-28" office:value-type="float" office:value="22">
            <text:p>22</text:p>
          </table:table-cell>
        </table:table-row>
        <table:table-row table:style-name="ro1">
          <table:table-cell office:value-type="string">
            <text:p>BLACK ROOSTER</text:p>
          </table:table-cell>
          <table:table-cell office:value-type="string">
            <text:p>1919 L ST NW Washington, DC 20036</text:p>
          </table:table-cell>
          <table:table-cell office:value-type="string">
            <text:p>black-rooster-pub-washington</text:p>
          </table:table-cell>
          <table:table-cell office:value-type="string">
            <text:p>2016-03-01</text:p>
          </table:table-cell>
          <table:table-cell table:number-columns-repeated="2" office:value-type="float" office:value="2">
            <text:p>2</text:p>
          </table:table-cell>
          <table:table-cell table:formula="of:=[.E56]+[.F56]" office:value-type="float" office:value="4">
            <text:p>4</text:p>
          </table:table-cell>
          <table:table-cell office:value-type="string">
            <text:p>2016-03-11</text:p>
          </table:table-cell>
          <table:table-cell table:number-columns-repeated="2" office:value-type="float" office:value="1">
            <text:p>1</text:p>
          </table:table-cell>
          <table:table-cell office:value-type="float" office:value="1.45985607064">
            <text:p>1.4598560706</text:p>
          </table:table-cell>
          <table:table-cell table:style-name="ce1" office:value-type="date" office:date-value="2016-04-07">
            <text:p>2016-04-07</text:p>
          </table:table-cell>
          <table:table-cell table:formula="of:=[.H56]-[.L56]-28" office:value-type="float" office:value="-55">
            <text:p>-55</text:p>
          </table:table-cell>
        </table:table-row>
        <table:table-row table:style-name="ro1">
          <table:table-cell office:value-type="string">
            <text:p>CAFE BLISS</text:p>
          </table:table-cell>
          <table:table-cell office:value-type="string">
            <text:p>201 MASSACHUSETTS AVE NE Washington, DC 20002</text:p>
          </table:table-cell>
          <table:table-cell office:value-type="string">
            <text:p>cafe-bliss-washington-d-c</text:p>
          </table:table-cell>
          <table:table-cell office:value-type="string">
            <text:p>2016-03-01</text:p>
          </table:table-cell>
          <table:table-cell table:number-columns-repeated="2" office:value-type="float" office:value="5">
            <text:p>5</text:p>
          </table:table-cell>
          <table:table-cell table:formula="of:=[.E57]+[.F57]" office:value-type="float" office:value="10">
            <text:p>10</text:p>
          </table:table-cell>
          <table:table-cell office:value-type="string">
            <text:p>2016-03-18</text:p>
          </table:table-cell>
          <table:table-cell table:number-columns-repeated="2" office:value-type="float" office:value="1">
            <text:p>1</text:p>
          </table:table-cell>
          <table:table-cell office:value-type="float" office:value="1.45622512236">
            <text:p>1.4562251224</text:p>
          </table:table-cell>
          <table:table-cell table:style-name="ce1" office:value-type="date" office:date-value="2016-04-07">
            <text:p>2016-04-07</text:p>
          </table:table-cell>
          <table:table-cell table:formula="of:=[.H57]-[.L57]-28" office:value-type="float" office:value="-48">
            <text:p>-48</text:p>
          </table:table-cell>
        </table:table-row>
        <table:table-row table:style-name="ro1">
          <table:table-cell office:value-type="string">
            <text:p>CHOP'T</text:p>
          </table:table-cell>
          <table:table-cell office:value-type="string">
            <text:p>618 12TH ST NW Washington, DC 20005</text:p>
          </table:table-cell>
          <table:table-cell office:value-type="string">
            <text:p>chopt-creative-salad-company-washington-4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58]+[.F58]" office:value-type="float" office:value="1">
            <text:p>1</text:p>
          </table:table-cell>
          <table:table-cell office:value-type="string">
            <text:p>2016-04-07</text:p>
          </table:table-cell>
          <table:table-cell table:number-columns-repeated="2" office:value-type="float" office:value="1">
            <text:p>1</text:p>
          </table:table-cell>
          <table:table-cell office:value-type="float" office:value="1.4533696177">
            <text:p>1.4533696177</text:p>
          </table:table-cell>
          <table:table-cell table:style-name="ce1" office:value-type="date" office:date-value="2016-04-08">
            <text:p>2016-04-08</text:p>
          </table:table-cell>
          <table:table-cell table:formula="of:=[.H58]-[.L58]-28" office:value-type="float" office:value="-29">
            <text:p>-29</text:p>
          </table:table-cell>
        </table:table-row>
        <table:table-row table:style-name="ro1">
          <table:table-cell office:value-type="string">
            <text:p>GRANVILLE MOORE'S </text:p>
          </table:table-cell>
          <table:table-cell office:value-type="string">
            <text:p>1238 H ST NE WASHINGTON, DC 20002</text:p>
          </table:table-cell>
          <table:table-cell office:value-type="string">
            <text:p>granville-moores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E59]+[.F59]" office:value-type="float" office:value="8">
            <text:p>8</text:p>
          </table:table-cell>
          <table:table-cell office:value-type="string">
            <text:p>2016-05-06</text:p>
          </table:table-cell>
          <table:table-cell table:number-columns-repeated="2" office:value-type="float" office:value="1">
            <text:p>1</text:p>
          </table:table-cell>
          <table:table-cell office:value-type="float" office:value="1.42717708998">
            <text:p>1.42717709</text:p>
          </table:table-cell>
          <table:table-cell table:style-name="ce1" office:value-type="date" office:date-value="2016-04-08">
            <text:p>2016-04-08</text:p>
          </table:table-cell>
          <table:table-cell table:formula="of:=[.H59]-[.L59]-28" office:value-type="float" office:value="0">
            <text:p>0</text:p>
          </table:table-cell>
        </table:table-row>
        <table:table-row table:style-name="ro1">
          <table:table-cell office:value-type="string">
            <text:p>EBENEZERS COFFEEHOUSE</text:p>
          </table:table-cell>
          <table:table-cell office:value-type="string">
            <text:p>201 F ST NE Washington, DC 20002</text:p>
          </table:table-cell>
          <table:table-cell office:value-type="string">
            <text:p>ebenezers-coffeehouse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E60]+[.F60]" office:value-type="float" office:value="8">
            <text:p>8</text:p>
          </table:table-cell>
          <table:table-cell office:value-type="string">
            <text:p>2016-04-19</text:p>
          </table:table-cell>
          <table:table-cell table:number-columns-repeated="2" office:value-type="float" office:value="1">
            <text:p>1</text:p>
          </table:table-cell>
          <table:table-cell office:value-type="float" office:value="1.40213411275">
            <text:p>1.4021341128</text:p>
          </table:table-cell>
          <table:table-cell table:style-name="ce1" office:value-type="date" office:date-value="2016-04-11">
            <text:p>2016-04-11</text:p>
          </table:table-cell>
          <table:table-cell table:formula="of:=[.H60]-[.L60]-28" office:value-type="float" office:value="-20">
            <text:p>-20</text:p>
          </table:table-cell>
        </table:table-row>
        <table:table-row table:style-name="ro1">
          <table:table-cell office:value-type="string">
            <text:p>CAFE GRANDE</text:p>
          </table:table-cell>
          <table:table-cell office:value-type="string">
            <text:p>1775 K ST NW Washington, DC 20037</text:p>
          </table:table-cell>
          <table:table-cell office:value-type="string">
            <text:p>cafe-grande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61]+[.F61]" office:value-type="float" office:value="4">
            <text:p>4</text:p>
          </table:table-cell>
          <table:table-cell office:value-type="string">
            <text:p>2016-05-16</text:p>
          </table:table-cell>
          <table:table-cell table:number-columns-repeated="2" office:value-type="float" office:value="1">
            <text:p>1</text:p>
          </table:table-cell>
          <table:table-cell office:value-type="float" office:value="1.42494506634">
            <text:p>1.4249450663</text:p>
          </table:table-cell>
          <table:table-cell table:style-name="ce1" office:value-type="date" office:date-value="2016-04-11">
            <text:p>2016-04-11</text:p>
          </table:table-cell>
          <table:table-cell table:formula="of:=[.H61]-[.L61]-28" office:value-type="float" office:value="7">
            <text:p>7</text:p>
          </table:table-cell>
        </table:table-row>
        <table:table-row table:style-name="ro1">
          <table:table-cell office:value-type="string">
            <text:p>GORDON BIERSCH RESTAURANT &amp; BREWERY</text:p>
          </table:table-cell>
          <table:table-cell office:value-type="string">
            <text:p>100 M ST SE WASHINGTON, DC 20003</text:p>
          </table:table-cell>
          <table:table-cell office:value-type="string">
            <text:p>gordon-biersch-washington-2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62]+[.F62]" office:value-type="float" office:value="3">
            <text:p>3</text:p>
          </table:table-cell>
          <table:table-cell office:value-type="string">
            <text:p>2016-03-16</text:p>
          </table:table-cell>
          <table:table-cell table:number-columns-repeated="2" office:value-type="float" office:value="1">
            <text:p>1</text:p>
          </table:table-cell>
          <table:table-cell office:value-type="float" office:value="1.38412586303">
            <text:p>1.384125863</text:p>
          </table:table-cell>
          <table:table-cell table:style-name="ce1" office:value-type="date" office:date-value="2016-04-12">
            <text:p>2016-04-12</text:p>
          </table:table-cell>
          <table:table-cell table:formula="of:=[.H62]-[.L62]-28" office:value-type="float" office:value="-55">
            <text:p>-55</text:p>
          </table:table-cell>
        </table:table-row>
        <table:table-row table:style-name="ro1">
          <table:table-cell office:value-type="string">
            <text:p>CAFE DELUXE</text:p>
          </table:table-cell>
          <table:table-cell office:value-type="string">
            <text:p>3228 Wisconsin AVE NW WASHINGTON, DC 20016</text:p>
          </table:table-cell>
          <table:table-cell office:value-type="string">
            <text:p>cafe-deluxe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63]+[.F63]" office:value-type="float" office:value="6">
            <text:p>6</text:p>
          </table:table-cell>
          <table:table-cell office:value-type="string">
            <text:p>2016-05-06</text:p>
          </table:table-cell>
          <table:table-cell table:number-columns-repeated="2" office:value-type="float" office:value="1">
            <text:p>1</text:p>
          </table:table-cell>
          <table:table-cell office:value-type="float" office:value="1.3792999567">
            <text:p>1.3792999567</text:p>
          </table:table-cell>
          <table:table-cell table:style-name="ce1" office:value-type="date" office:date-value="2016-04-12">
            <text:p>2016-04-12</text:p>
          </table:table-cell>
          <table:table-cell table:formula="of:=[.H63]-[.L63]-28" office:value-type="float" office:value="-4">
            <text:p>-4</text:p>
          </table:table-cell>
        </table:table-row>
        <table:table-row table:style-name="ro1">
          <table:table-cell office:value-type="string">
            <text:p>BLUE DUCK TAVERN (PARK HYATT)</text:p>
          </table:table-cell>
          <table:table-cell office:value-type="string">
            <text:p>1201 24TH ST NW Washington, DC 20037</text:p>
          </table:table-cell>
          <table:table-cell office:value-type="string">
            <text:p>blue-duck-tavern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64]+[.F64]" office:value-type="float" office:value="5">
            <text:p>5</text:p>
          </table:table-cell>
          <table:table-cell office:value-type="string">
            <text:p>2016-04-21</text:p>
          </table:table-cell>
          <table:table-cell table:number-columns-repeated="2" office:value-type="float" office:value="1">
            <text:p>1</text:p>
          </table:table-cell>
          <table:table-cell office:value-type="float" office:value="1.37312747457">
            <text:p>1.3731274746</text:p>
          </table:table-cell>
          <table:table-cell table:style-name="ce1" office:value-type="date" office:date-value="2016-04-13">
            <text:p>2016-04-13</text:p>
          </table:table-cell>
          <table:table-cell table:formula="of:=[.H64]-[.L64]-28" office:value-type="float" office:value="-20">
            <text:p>-20</text:p>
          </table:table-cell>
        </table:table-row>
        <table:table-row table:style-name="ro1">
          <table:table-cell office:value-type="string">
            <text:p>DRIFTWOOD KITCHEN </text:p>
          </table:table-cell>
          <table:table-cell office:value-type="string">
            <text:p>400 H ST NE WASHINGTON, DC 20002</text:p>
          </table:table-cell>
          <table:table-cell office:value-type="string">
            <text:p>driftwood-kitchen-washington</text:p>
          </table:table-cell>
          <table:table-cell office:value-type="string">
            <text:p>2016-03-0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E65]+[.F65]" office:value-type="float" office:value="7">
            <text:p>7</text:p>
          </table:table-cell>
          <table:table-cell office:value-type="string">
            <text:p>2016-05-24</text:p>
          </table:table-cell>
          <table:table-cell table:number-columns-repeated="2" office:value-type="float" office:value="1">
            <text:p>1</text:p>
          </table:table-cell>
          <table:table-cell office:value-type="float" office:value="1.36030348638">
            <text:p>1.3603034864</text:p>
          </table:table-cell>
          <table:table-cell table:style-name="ce1" office:value-type="date" office:date-value="2016-04-13">
            <text:p>2016-04-13</text:p>
          </table:table-cell>
          <table:table-cell table:formula="of:=[.H65]-[.L65]-28" office:value-type="float" office:value="13">
            <text:p>13</text:p>
          </table:table-cell>
        </table:table-row>
        <table:table-row table:style-name="ro1">
          <table:table-cell office:value-type="string">
            <text:p>CROWELL &amp; MORING CAFE</text:p>
          </table:table-cell>
          <table:table-cell office:value-type="string">
            <text:p>1001 PENNSYLVANIA AVE NW WASHINGTON, DC 20004</text:p>
          </table:table-cell>
          <table:table-cell office:value-type="string">
            <text:p>crowell-and-moring-washington-2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66]+[.F66]" office:value-type="float" office:value="3">
            <text:p>3</text:p>
          </table:table-cell>
          <table:table-cell office:value-type="string">
            <text:p>2016-03-2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681043292">
            <text:p>1.3568104329</text:p>
          </table:table-cell>
          <table:table-cell table:style-name="ce1" office:value-type="date" office:date-value="2016-04-14">
            <text:p>2016-04-14</text:p>
          </table:table-cell>
          <table:table-cell table:formula="of:=[.H66]-[.L66]-28" office:value-type="float" office:value="-49">
            <text:p>-49</text:p>
          </table:table-cell>
        </table:table-row>
        <table:table-row table:style-name="ro1">
          <table:table-cell office:value-type="string">
            <text:p>BLUEJACKET (THE ARSENAL)</text:p>
          </table:table-cell>
          <table:table-cell office:value-type="string">
            <text:p>300 TINGEY ST SE WASHINGTON, DC 20003</text:p>
          </table:table-cell>
          <table:table-cell office:value-type="string">
            <text:p>the-arsenal-at-bluejacket-washington-4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67]+[.F67]" office:value-type="float" office:value="8">
            <text:p>8</text:p>
          </table:table-cell>
          <table:table-cell office:value-type="string">
            <text:p>2016-05-04</text:p>
          </table:table-cell>
          <table:table-cell table:number-columns-repeated="2" office:value-type="float" office:value="1">
            <text:p>1</text:p>
          </table:table-cell>
          <table:table-cell office:value-type="float" office:value="1.33954233485">
            <text:p>1.3395423349</text:p>
          </table:table-cell>
          <table:table-cell table:style-name="ce1" office:value-type="date" office:date-value="2016-04-14">
            <text:p>2016-04-14</text:p>
          </table:table-cell>
          <table:table-cell table:formula="of:=[.H67]-[.L67]-28" office:value-type="float" office:value="-8">
            <text:p>-8</text:p>
          </table:table-cell>
        </table:table-row>
        <table:table-row table:style-name="ro1">
          <table:table-cell office:value-type="string">
            <text:p>GRAFFIATO</text:p>
          </table:table-cell>
          <table:table-cell office:value-type="string">
            <text:p>707 6TH ST NW WASHINGTON, DC 20001</text:p>
          </table:table-cell>
          <table:table-cell office:value-type="string">
            <text:p>graffiato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68]+[.F68]" office:value-type="float" office:value="2">
            <text:p>2</text:p>
          </table:table-cell>
          <table:table-cell office:value-type="string">
            <text:p>2016-03-16</text:p>
          </table:table-cell>
          <table:table-cell table:number-columns-repeated="2" office:value-type="float" office:value="1">
            <text:p>1</text:p>
          </table:table-cell>
          <table:table-cell office:value-type="float" office:value="1.33762498242">
            <text:p>1.3376249824</text:p>
          </table:table-cell>
          <table:table-cell table:style-name="ce1" office:value-type="date" office:date-value="2016-04-18">
            <text:p>2016-04-18</text:p>
          </table:table-cell>
          <table:table-cell table:formula="of:=[.H68]-[.L68]-28" office:value-type="float" office:value="-61">
            <text:p>-61</text:p>
          </table:table-cell>
        </table:table-row>
        <table:table-row table:style-name="ro1">
          <table:table-cell office:value-type="string">
            <text:p>CORNER BAKERY</text:p>
          </table:table-cell>
          <table:table-cell office:value-type="string">
            <text:p>500 NORTH CAPITOL ST NW WASHINGTON, DC 20001</text:p>
          </table:table-cell>
          <table:table-cell office:value-type="string">
            <text:p>corner-bakery-cafe-washington-3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69]+[.F69]" office:value-type="float" office:value="3">
            <text:p>3</text:p>
          </table:table-cell>
          <table:table-cell office:value-type="string">
            <text:p>2016-05-25</text:p>
          </table:table-cell>
          <table:table-cell table:number-columns-repeated="2" office:value-type="float" office:value="1">
            <text:p>1</text:p>
          </table:table-cell>
          <table:table-cell office:value-type="float" office:value="1.33756763485">
            <text:p>1.3375676349</text:p>
          </table:table-cell>
          <table:table-cell table:style-name="ce1" office:value-type="date" office:date-value="2016-04-18">
            <text:p>2016-04-18</text:p>
          </table:table-cell>
          <table:table-cell table:formula="of:=[.H69]-[.L69]-28" office:value-type="float" office:value="9">
            <text:p>9</text:p>
          </table:table-cell>
        </table:table-row>
        <table:table-row table:style-name="ro1">
          <table:table-cell office:value-type="string">
            <text:p>EDDIE CAFÉ</text:p>
          </table:table-cell>
          <table:table-cell office:value-type="string">
            <text:p>2600 CONNECTICUT AVE NW Washington, DC 20008</text:p>
          </table:table-cell>
          <table:table-cell office:value-type="string">
            <text:p>eddies-cafe-washington-29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70]+[.F70]" office:value-type="float" office:value="5">
            <text:p>5</text:p>
          </table:table-cell>
          <table:table-cell office:value-type="string">
            <text:p>2016-03-14</text:p>
          </table:table-cell>
          <table:table-cell table:number-columns-repeated="2" office:value-type="float" office:value="1">
            <text:p>1</text:p>
          </table:table-cell>
          <table:table-cell office:value-type="float" office:value="1.30997925236">
            <text:p>1.3099792524</text:p>
          </table:table-cell>
          <table:table-cell table:style-name="ce1" office:value-type="date" office:date-value="2016-04-19">
            <text:p>2016-04-19</text:p>
          </table:table-cell>
          <table:table-cell table:formula="of:=[.H70]-[.L68]-28" office:value-type="float" office:value="-63">
            <text:p>-63</text:p>
          </table:table-cell>
        </table:table-row>
        <table:table-row table:style-name="ro1">
          <table:table-cell office:value-type="string">
            <text:p>BIDWELL</text:p>
          </table:table-cell>
          <table:table-cell office:value-type="string">
            <text:p>1309 5TH ST NE WASHINGTON, DC 20002</text:p>
          </table:table-cell>
          <table:table-cell office:value-type="string">
            <text:p>bidwell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E71]+[.F71]" office:value-type="float" office:value="6">
            <text:p>6</text:p>
          </table:table-cell>
          <table:table-cell office:value-type="string">
            <text:p>2016-04-13</text:p>
          </table:table-cell>
          <table:table-cell table:number-columns-repeated="2" office:value-type="float" office:value="1">
            <text:p>1</text:p>
          </table:table-cell>
          <table:table-cell office:value-type="float" office:value="1.32263209271">
            <text:p>1.3226320927</text:p>
          </table:table-cell>
          <table:table-cell table:style-name="ce1" office:value-type="date" office:date-value="2016-04-19">
            <text:p>2016-04-19</text:p>
          </table:table-cell>
          <table:table-cell table:formula="of:=[.H71]-[.L69]-28" office:value-type="float" office:value="-33">
            <text:p>-33</text:p>
          </table:table-cell>
        </table:table-row>
        <table:table-row table:style-name="ro1">
          <table:table-cell office:value-type="string">
            <text:p>CAFE 59</text:p>
          </table:table-cell>
          <table:table-cell office:value-type="string">
            <text:p>409 3RD ST SW Washington, DC 20024</text:p>
          </table:table-cell>
          <table:table-cell office:value-type="string">
            <text:p>cafe-59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E72]+[.F72]" office:value-type="float" office:value="9">
            <text:p>9</text:p>
          </table:table-cell>
          <table:table-cell office:value-type="string">
            <text:p>2016-03-16</text:p>
          </table:table-cell>
          <table:table-cell table:number-columns-repeated="2" office:value-type="float" office:value="1">
            <text:p>1</text:p>
          </table:table-cell>
          <table:table-cell office:value-type="float" office:value="1.23793929825">
            <text:p>1.2379392983</text:p>
          </table:table-cell>
          <table:table-cell table:style-name="ce1" office:value-type="date" office:date-value="2016-04-20">
            <text:p>2016-04-20</text:p>
          </table:table-cell>
          <table:table-cell table:formula="of:=[.H72]-[.L70]-28" office:value-type="float" office:value="-62">
            <text:p>-62</text:p>
          </table:table-cell>
        </table:table-row>
        <table:table-row table:style-name="ro1">
          <table:table-cell office:value-type="string">
            <text:p>CHIPOTLE MEXICAN GRILL</text:p>
          </table:table-cell>
          <table:table-cell office:value-type="string">
            <text:p>1045 5TH ST NW WASHINGTON, DC 20001</text:p>
          </table:table-cell>
          <table:table-cell office:value-type="string">
            <text:p>chipotle-mexican-grill-washington-18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E73]+[.F73]" office:value-type="float" office:value="3">
            <text:p>3</text:p>
          </table:table-cell>
          <table:table-cell office:value-type="string">
            <text:p>2016-05-1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21078105">
            <text:p>1.2221078105</text:p>
          </table:table-cell>
          <table:table-cell table:style-name="ce1" office:value-type="date" office:date-value="2016-04-20">
            <text:p>2016-04-20</text:p>
          </table:table-cell>
          <table:table-cell table:formula="of:=[.H73]-[.L71]-28" office:value-type="float" office:value="-5">
            <text:p>-5</text:p>
          </table:table-cell>
        </table:table-row>
        <table:table-row table:style-name="ro1">
          <table:table-cell office:value-type="string">
            <text:p>CHURRERIA MADRID RESTAURANT</text:p>
          </table:table-cell>
          <table:table-cell office:value-type="string">
            <text:p>2505 CHAMPLAIN ST NW Washington, DC 20009</text:p>
          </table:table-cell>
          <table:table-cell office:value-type="string">
            <text:p>churreria-madrid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E74]+[.F74]" office:value-type="float" office:value="11">
            <text:p>11</text:p>
          </table:table-cell>
          <table:table-cell office:value-type="string">
            <text:p>2016-04-08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71764522">
            <text:p>1.1967176452</text:p>
          </table:table-cell>
          <table:table-cell table:style-name="ce1" office:value-type="date" office:date-value="2016-04-21">
            <text:p>2016-04-21</text:p>
          </table:table-cell>
          <table:table-cell table:formula="of:=[.H74]-[.L72]-28" office:value-type="float" office:value="-40">
            <text:p>-40</text:p>
          </table:table-cell>
        </table:table-row>
        <table:table-row table:style-name="ro1">
          <table:table-cell office:value-type="string">
            <text:p>ANOTHER CUP OF <text:s/>DREAMS</text:p>
          </table:table-cell>
          <table:table-cell office:value-type="string">
            <text:p>3301 12TH ST NE Washington, DC 20017</text:p>
          </table:table-cell>
          <table:table-cell office:value-type="string">
            <text:p>serendipity-jazz-coffeehouse-washington</text:p>
          </table:table-cell>
          <table:table-cell office:value-type="string">
            <text:p>2016-03-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75]+[.F75]" office:value-type="float" office:value="9">
            <text:p>9</text:p>
          </table:table-cell>
          <table:table-cell office:value-type="string">
            <text:p>2016-05-16</text:p>
          </table:table-cell>
          <table:table-cell table:number-columns-repeated="2" office:value-type="float" office:value="1">
            <text:p>1</text:p>
          </table:table-cell>
          <table:table-cell office:value-type="float" office:value="1.21039678224">
            <text:p>1.2103967822</text:p>
          </table:table-cell>
          <table:table-cell table:style-name="ce1" office:value-type="date" office:date-value="2016-04-21">
            <text:p>2016-04-21</text:p>
          </table:table-cell>
          <table:table-cell table:formula="of:=[.H75]-[.L73]-28" office:value-type="float" office:value="-2">
            <text:p>-2</text:p>
          </table:table-cell>
        </table:table-row>
        <table:table-row table:style-name="ro1">
          <table:table-cell office:value-type="string">
            <text:p>FUEL PIZZA</text:p>
          </table:table-cell>
          <table:table-cell office:value-type="string">
            <text:p>2301 GEORGIA AVE NW WASHINGTON, DC 20001</text:p>
          </table:table-cell>
          <table:table-cell office:value-type="string">
            <text:p>custom-fuel-pizza-washington-2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76]+[.F76]" office:value-type="float" office:value="2">
            <text:p>2</text:p>
          </table:table-cell>
          <table:table-cell office:value-type="string">
            <text:p>2016-03-1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967083413">
            <text:p>1.1696708341</text:p>
          </table:table-cell>
          <table:table-cell table:style-name="ce1" office:value-type="date" office:date-value="2016-04-22">
            <text:p>2016-04-22</text:p>
          </table:table-cell>
          <table:table-cell table:formula="of:=[.H76]-[.L74]-28" office:value-type="float" office:value="-62">
            <text:p>-62</text:p>
          </table:table-cell>
        </table:table-row>
        <table:table-row table:style-name="ro1">
          <table:table-cell office:value-type="string">
            <text:p>CITY LIGHTS OF CHINA RESTAURANT</text:p>
          </table:table-cell>
          <table:table-cell office:value-type="string">
            <text:p>1731 CONNECTICUT AVE NW Washington, DC 20009</text:p>
          </table:table-cell>
          <table:table-cell office:value-type="string">
            <text:p>city-lights-of-china-washington</text:p>
          </table:table-cell>
          <table:table-cell office:value-type="string">
            <text:p>2016-03-0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E77]+[.F77]" office:value-type="float" office:value="11">
            <text:p>11</text:p>
          </table:table-cell>
          <table:table-cell office:value-type="string">
            <text:p>2016-05-09</text:p>
          </table:table-cell>
          <table:table-cell table:number-columns-repeated="2" office:value-type="float" office:value="1">
            <text:p>1</text:p>
          </table:table-cell>
          <table:table-cell office:value-type="float" office:value="1.18110464948">
            <text:p>1.1811046495</text:p>
          </table:table-cell>
          <table:table-cell table:style-name="ce1" office:value-type="date" office:date-value="2016-04-22">
            <text:p>2016-04-22</text:p>
          </table:table-cell>
          <table:table-cell table:formula="of:=[.H77]-[.L75]-28" office:value-type="float" office:value="-10">
            <text:p>-10</text:p>
          </table:table-cell>
        </table:table-row>
        <table:table-row table:style-name="ro1">
          <table:table-cell office:value-type="string">
            <text:p>BISTROQUET</text:p>
          </table:table-cell>
          <table:table-cell office:value-type="string">
            <text:p>5100 MACARTHUR BLVD NW Washington, DC 20016</text:p>
          </table:table-cell>
          <table:table-cell office:value-type="string">
            <text:p>bistroquet-washington-2</text:p>
          </table:table-cell>
          <table:table-cell office:value-type="string">
            <text:p>2016-03-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E78]+[.F78]" office:value-type="float" office:value="2">
            <text:p>2</text:p>
          </table:table-cell>
          <table:table-cell office:value-type="string">
            <text:p>2016-03-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608959575">
            <text:p>1.1608959575</text:p>
          </table:table-cell>
          <table:table-cell table:style-name="ce1" office:value-type="date" office:date-value="2016-04-25">
            <text:p>2016-04-25</text:p>
          </table:table-cell>
          <table:table-cell table:formula="of:=[.H78]-[.L76]-28" office:value-type="float" office:value="-60">
            <text:p>-60</text:p>
          </table:table-cell>
        </table:table-row>
        <table:table-row table:style-name="ro1">
          <table:table-cell office:value-type="string">
            <text:p>AU BON PAIN</text:p>
          </table:table-cell>
          <table:table-cell office:value-type="string">
            <text:p>1325 2ND ST NE WASHINGTON, DC 20002</text:p>
          </table:table-cell>
          <table:table-cell office:value-type="string">
            <text:p>au-bon-pain-washington-20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79]+[.F79]" office:value-type="float" office:value="6">
            <text:p>6</text:p>
          </table:table-cell>
          <table:table-cell office:value-type="string">
            <text:p>2016-05-0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356245683">
            <text:p>1.1535624568</text:p>
          </table:table-cell>
          <table:table-cell table:style-name="ce1" office:value-type="date" office:date-value="2016-04-25">
            <text:p>2016-04-25</text:p>
          </table:table-cell>
          <table:table-cell table:formula="of:=[.H79]-[.L77]-28" office:value-type="float" office:value="-16">
            <text:p>-16</text:p>
          </table:table-cell>
        </table:table-row>
        <table:table-row table:style-name="ro1">
          <table:table-cell office:value-type="string">
            <text:p>BEN'S CHILI BOWL</text:p>
          </table:table-cell>
          <table:table-cell office:value-type="string">
            <text:p>1213 U ST NW Washington, DC 20009</text:p>
          </table:table-cell>
          <table:table-cell office:value-type="string">
            <text:p>bens-chili-bowl-washington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E80]+[.F80]" office:value-type="float" office:value="5">
            <text:p>5</text:p>
          </table:table-cell>
          <table:table-cell office:value-type="string">
            <text:p>2016-03-1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77937088">
            <text:p>1.1477937088</text:p>
          </table:table-cell>
          <table:table-cell table:style-name="ce1" office:value-type="date" office:date-value="2016-04-26">
            <text:p>2016-04-26</text:p>
          </table:table-cell>
          <table:table-cell table:formula="of:=[.H80]-[.L78]-28" office:value-type="float" office:value="-70">
            <text:p>-70</text:p>
          </table:table-cell>
        </table:table-row>
        <table:table-row table:style-name="ro1">
          <table:table-cell office:value-type="string">
            <text:p>CRISP</text:p>
          </table:table-cell>
          <table:table-cell office:value-type="string">
            <text:p>1837 1ST ST NW WASHINGTON, DC 20001</text:p>
          </table:table-cell>
          <table:table-cell office:value-type="string">
            <text:p>crisp-kitchen-bar-washington</text:p>
          </table:table-cell>
          <table:table-cell office:value-type="string">
            <text:p>2016-03-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81]+[.F81]" office:value-type="float" office:value="1">
            <text:p>1</text:p>
          </table:table-cell>
          <table:table-cell office:value-type="string">
            <text:p>2016-06-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3097501573">
            <text:p>1.1309750157</text:p>
          </table:table-cell>
          <table:table-cell table:style-name="ce1" office:value-type="date" office:date-value="2016-04-26">
            <text:p>2016-04-26</text:p>
          </table:table-cell>
          <table:table-cell table:formula="of:=[.H81]-[.L79]-28" office:value-type="float" office:value="11">
            <text:p>11</text:p>
          </table:table-cell>
        </table:table-row>
        <table:table-row table:style-name="ro1">
          <table:table-cell office:value-type="string">
            <text:p>BUSBOYS AND POETS</text:p>
          </table:table-cell>
          <table:table-cell office:value-type="string">
            <text:p>625 MONROE ST NE WASHINGTON, DC 20017</text:p>
          </table:table-cell>
          <table:table-cell office:value-type="string">
            <text:p>busboys-and-poets-washington-5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E82]+[.F82]" office:value-type="float" office:value="10">
            <text:p>10</text:p>
          </table:table-cell>
          <table:table-cell office:value-type="string">
            <text:p>2016-05-04</text:p>
          </table:table-cell>
          <table:table-cell table:number-columns-repeated="2" office:value-type="float" office:value="1">
            <text:p>1</text:p>
          </table:table-cell>
          <table:table-cell office:value-type="float" office:value="1.10985800033">
            <text:p>1.1098580003</text:p>
          </table:table-cell>
          <table:table-cell table:style-name="ce1" office:value-type="date" office:date-value="2016-04-27">
            <text:p>2016-04-27</text:p>
          </table:table-cell>
          <table:table-cell table:formula="of:=[.H82]-[.L80]-28" office:value-type="float" office:value="-20">
            <text:p>-20</text:p>
          </table:table-cell>
        </table:table-row>
        <table:table-row table:style-name="ro1">
          <table:table-cell office:value-type="string">
            <text:p>BAR PILAR </text:p>
          </table:table-cell>
          <table:table-cell office:value-type="string">
            <text:p>1833 14TH ST NW Washington, DC 20009</text:p>
          </table:table-cell>
          <table:table-cell office:value-type="string">
            <text:p>bar-pilar-washington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83]+[.F83]" office:value-type="float" office:value="2">
            <text:p>2</text:p>
          </table:table-cell>
          <table:table-cell office:value-type="string">
            <text:p>2016-06-03</text:p>
          </table:table-cell>
          <table:table-cell table:number-columns-repeated="2" office:value-type="float" office:value="1">
            <text:p>1</text:p>
          </table:table-cell>
          <table:table-cell office:value-type="float" office:value="1.10734679534">
            <text:p>1.1073467953</text:p>
          </table:table-cell>
          <table:table-cell table:style-name="ce1" office:value-type="date" office:date-value="2016-04-27">
            <text:p>2016-04-27</text:p>
          </table:table-cell>
          <table:table-cell table:formula="of:=[.H83]-[.L81]-28" office:value-type="float" office:value="10">
            <text:p>10</text:p>
          </table:table-cell>
        </table:table-row>
        <table:table-row table:style-name="ro1">
          <table:table-cell office:value-type="string">
            <text:p>ANKARA RESTAURANT</text:p>
          </table:table-cell>
          <table:table-cell office:value-type="string">
            <text:p>1320 19TH ST NW Washington, DC 20036</text:p>
          </table:table-cell>
          <table:table-cell office:value-type="string">
            <text:p>ankara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84]+[.F84]" office:value-type="float" office:value="6">
            <text:p>6</text:p>
          </table:table-cell>
          <table:table-cell office:value-type="string">
            <text:p>2016-03-23</text:p>
          </table:table-cell>
          <table:table-cell table:number-columns-repeated="2" office:value-type="float" office:value="1">
            <text:p>1</text:p>
          </table:table-cell>
          <table:table-cell office:value-type="float" office:value="1.09833066153">
            <text:p>1.0983306615</text:p>
          </table:table-cell>
          <table:table-cell table:style-name="ce1" office:value-type="date" office:date-value="2016-04-28">
            <text:p>2016-04-28</text:p>
          </table:table-cell>
          <table:table-cell table:formula="of:=[.H84]-[.L82]-28" office:value-type="float" office:value="-63">
            <text:p>-63</text:p>
          </table:table-cell>
        </table:table-row>
        <table:table-row table:style-name="ro1">
          <table:table-cell office:value-type="string">
            <text:p>BULLFEATHERS</text:p>
          </table:table-cell>
          <table:table-cell office:value-type="string">
            <text:p>410 1ST ST SE Washington, DC 20003</text:p>
          </table:table-cell>
          <table:table-cell office:value-type="string">
            <text:p>bullfeathers-washington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85]+[.F85]" office:value-type="float" office:value="8">
            <text:p>8</text:p>
          </table:table-cell>
          <table:table-cell office:value-type="string">
            <text:p>2016-03-24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81136289">
            <text:p>1.1058113629</text:p>
          </table:table-cell>
          <table:table-cell table:style-name="ce1" office:value-type="date" office:date-value="2016-04-28">
            <text:p>2016-04-28</text:p>
          </table:table-cell>
          <table:table-cell table:formula="of:=[.H85]-[.L83]-28" office:value-type="float" office:value="-62">
            <text:p>-62</text:p>
          </table:table-cell>
        </table:table-row>
        <table:table-row table:style-name="ro1">
          <table:table-cell office:value-type="string">
            <text:p>GRILLED CHEESE DC</text:p>
          </table:table-cell>
          <table:table-cell office:value-type="string">
            <text:p>1730 PENNSYLVANIA AVE NW Washington, DC 20004</text:p>
          </table:table-cell>
          <table:table-cell office:value-type="string">
            <text:p>gcdc-grilled-cheese-bar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E86]+[.F86]" office:value-type="float" office:value="7">
            <text:p>7</text:p>
          </table:table-cell>
          <table:table-cell office:value-type="string">
            <text:p>2016-03-03</text:p>
          </table:table-cell>
          <table:table-cell table:number-columns-repeated="2" office:value-type="float" office:value="1">
            <text:p>1</text:p>
          </table:table-cell>
          <table:table-cell office:value-type="float" office:value="1.02719074443">
            <text:p>1.0271907444</text:p>
          </table:table-cell>
          <table:table-cell table:number-columns-repeated="2"/>
        </table:table-row>
        <table:table-row table:style-name="ro1">
          <table:table-cell office:value-type="string">
            <text:p>HARRIET'S</text:p>
          </table:table-cell>
          <table:table-cell office:value-type="string">
            <text:p>432 11TH ST NW WASHINGTON, DC 20004</text:p>
          </table:table-cell>
          <table:table-cell office:value-type="string">
            <text:p>harriets-family-restaurant-washington</text:p>
          </table:table-cell>
          <table:table-cell office:value-type="string">
            <text:p>2016-03-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87]+[.F87]" office:value-type="float" office:value="9">
            <text:p>9</text:p>
          </table:table-cell>
          <table:table-cell office:value-type="string">
            <text:p>2016-03-03</text:p>
          </table:table-cell>
          <table:table-cell table:number-columns-repeated="2" office:value-type="float" office:value="1">
            <text:p>1</text:p>
          </table:table-cell>
          <table:table-cell office:value-type="float" office:value="0.945835783307">
            <text:p>0.9458357833</text:p>
          </table:table-cell>
          <table:table-cell table:number-columns-repeated="2"/>
        </table:table-row>
        <table:table-row table:style-name="ro1">
          <table:table-cell office:value-type="string">
            <text:p>AU BON PAIN</text:p>
          </table:table-cell>
          <table:table-cell office:value-type="string">
            <text:p>[u"470 L'ENFANT PLZ SW WASHINGTON, DC 20024"]</text:p>
          </table:table-cell>
          <table:table-cell office:value-type="string">
            <text:p>au-bon-pain-washington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E88]+[.F88]" office:value-type="float" office:value="4">
            <text:p>4</text:p>
          </table:table-cell>
          <table:table-cell office:value-type="string">
            <text:p>2016-03-03</text:p>
          </table:table-cell>
          <table:table-cell table:number-columns-repeated="2" office:value-type="float" office:value="1">
            <text:p>1</text:p>
          </table:table-cell>
          <table:table-cell office:value-type="float" office:value="0.937164678533">
            <text:p>0.9371646785</text:p>
          </table:table-cell>
          <table:table-cell table:number-columns-repeated="2"/>
        </table:table-row>
        <table:table-row table:style-name="ro1">
          <table:table-cell office:value-type="string">
            <text:p>COURTYARD BY MARRIOTT CAPITAL HILL NAVY</text:p>
          </table:table-cell>
          <table:table-cell office:value-type="string">
            <text:p>140 L ST SE WASHINGTON, DC 20003</text:p>
          </table:table-cell>
          <table:table-cell office:value-type="string">
            <text:p>courtyard-washington-capitol-hill-navy-yard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89]+[.F89]" office:value-type="float" office:value="3">
            <text:p>3</text:p>
          </table:table-cell>
          <table:table-cell office:value-type="string">
            <text:p>2016-03-08</text:p>
          </table:table-cell>
          <table:table-cell table:number-columns-repeated="2" office:value-type="float" office:value="1">
            <text:p>1</text:p>
          </table:table-cell>
          <table:table-cell office:value-type="float" office:value="0.778484362432">
            <text:p>0.7784843624</text:p>
          </table:table-cell>
          <table:table-cell table:number-columns-repeated="2"/>
        </table:table-row>
        <table:table-row table:style-name="ro1">
          <table:table-cell office:value-type="string">
            <text:p>AU BON PAIN</text:p>
          </table:table-cell>
          <table:table-cell office:value-type="string">
            <text:p>2000 PENNSYLVANIA AVE NW WASHINGTON, DC 20012</text:p>
          </table:table-cell>
          <table:table-cell office:value-type="string">
            <text:p>au-bon-pain-washington-5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90]+[.F90]" office:value-type="float" office:value="1">
            <text:p>1</text:p>
          </table:table-cell>
          <table:table-cell office:value-type="string">
            <text:p>2016-03-10</text:p>
          </table:table-cell>
          <table:table-cell table:number-columns-repeated="2" office:value-type="float" office:value="1">
            <text:p>1</text:p>
          </table:table-cell>
          <table:table-cell office:value-type="float" office:value="0.429181425233">
            <text:p>0.4291814252</text:p>
          </table:table-cell>
          <table:table-cell table:number-columns-repeated="2"/>
        </table:table-row>
        <table:table-row table:style-name="ro1">
          <table:table-cell office:value-type="string">
            <text:p>DOG TAG BAKERY</text:p>
          </table:table-cell>
          <table:table-cell office:value-type="string">
            <text:p>3206 GRACE ST NW WASHINGTON, DC 20007</text:p>
          </table:table-cell>
          <table:table-cell office:value-type="string">
            <text:p>dog-tag-bakery-washington-4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91]+[.F91]" office:value-type="float" office:value="3">
            <text:p>3</text:p>
          </table:table-cell>
          <table:table-cell office:value-type="string">
            <text:p>2016-03-11</text:p>
          </table:table-cell>
          <table:table-cell table:number-columns-repeated="2" office:value-type="float" office:value="1">
            <text:p>1</text:p>
          </table:table-cell>
          <table:table-cell office:value-type="float" office:value="0.815132659012">
            <text:p>0.815132659</text:p>
          </table:table-cell>
          <table:table-cell table:number-columns-repeated="2"/>
        </table:table-row>
        <table:table-row table:style-name="ro1">
          <table:table-cell office:value-type="string">
            <text:p>DUCCINI'S PIZZA</text:p>
          </table:table-cell>
          <table:table-cell office:value-type="string">
            <text:p>1778 U ST NW WASHINGTON, DC 20009</text:p>
          </table:table-cell>
          <table:table-cell office:value-type="string">
            <text:p>duccinis-washington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E92]+[.F92]" office:value-type="float" office:value="7">
            <text:p>7</text:p>
          </table:table-cell>
          <table:table-cell office:value-type="string">
            <text:p>2016-03-16</text:p>
          </table:table-cell>
          <table:table-cell table:number-columns-repeated="2" office:value-type="float" office:value="1">
            <text:p>1</text:p>
          </table:table-cell>
          <table:table-cell office:value-type="float" office:value="0.571177974165">
            <text:p>0.5711779742</text:p>
          </table:table-cell>
          <table:table-cell table:number-columns-repeated="2"/>
        </table:table-row>
        <table:table-row table:style-name="ro1">
          <table:table-cell office:value-type="string">
            <text:p>BURGER KING</text:p>
          </table:table-cell>
          <table:table-cell office:value-type="string">
            <text:p>4422 CONNECTICUT AVE NW WASHINGTON, DC 20008</text:p>
          </table:table-cell>
          <table:table-cell office:value-type="string">
            <text:p>burger-king-washington-9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3]+[.F93]" office:value-type="float" office:value="3">
            <text:p>3</text:p>
          </table:table-cell>
          <table:table-cell office:value-type="string">
            <text:p>2016-03-16</text:p>
          </table:table-cell>
          <table:table-cell table:number-columns-repeated="2" office:value-type="float" office:value="1">
            <text:p>1</text:p>
          </table:table-cell>
          <table:table-cell office:value-type="float" office:value="0.524761741241">
            <text:p>0.5247617412</text:p>
          </table:table-cell>
          <table:table-cell table:number-columns-repeated="2"/>
        </table:table-row>
        <table:table-row table:style-name="ro1">
          <table:table-cell office:value-type="string">
            <text:p>COURTYARD MARRIOTT ( Bistro )</text:p>
          </table:table-cell>
          <table:table-cell office:value-type="string">
            <text:p>1900 CONNECTICUT AVE NW Washington, DC 20009</text:p>
          </table:table-cell>
          <table:table-cell office:value-type="string">
            <text:p>courtyard-washington-dc-dupont-circle-washington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94]+[.F94]" office:value-type="float" office:value="8">
            <text:p>8</text:p>
          </table:table-cell>
          <table:table-cell office:value-type="string">
            <text:p>2016-03-22</text:p>
          </table:table-cell>
          <table:table-cell table:number-columns-repeated="2" office:value-type="float" office:value="1">
            <text:p>1</text:p>
          </table:table-cell>
          <table:table-cell office:value-type="float" office:value="0.292300400496">
            <text:p>0.2923004005</text:p>
          </table:table-cell>
          <table:table-cell table:number-columns-repeated="2"/>
        </table:table-row>
        <table:table-row table:style-name="ro1">
          <table:table-cell office:value-type="string">
            <text:p>BEACON HOTEL &amp; CORPORATE QUARTERS </text:p>
          </table:table-cell>
          <table:table-cell office:value-type="string">
            <text:p>1615 RHODE ISLAND AVE NW Washington, DC 20036</text:p>
          </table:table-cell>
          <table:table-cell office:value-type="string">
            <text:p>the-beacon-hotel-washington</text:p>
          </table:table-cell>
          <table:table-cell office:value-type="string">
            <text:p>2016-03-01</text:p>
          </table:table-cell>
          <table:table-cell table:number-columns-repeated="2" office:value-type="float" office:value="2">
            <text:p>2</text:p>
          </table:table-cell>
          <table:table-cell table:formula="of:=[.E95]+[.F95]" office:value-type="float" office:value="4">
            <text:p>4</text:p>
          </table:table-cell>
          <table:table-cell office:value-type="string">
            <text:p>2016-03-25</text:p>
          </table:table-cell>
          <table:table-cell table:number-columns-repeated="2" office:value-type="float" office:value="1">
            <text:p>1</text:p>
          </table:table-cell>
          <table:table-cell office:value-type="float" office:value="0.380008468699">
            <text:p>0.3800084687</text:p>
          </table:table-cell>
          <table:table-cell/>
          <table:table-cell/>
        </table:table-row>
        <table:table-row table:style-name="ro1">
          <table:table-cell office:value-type="string">
            <text:p>BOUNDARY ROAD RESTAURANT </text:p>
          </table:table-cell>
          <table:table-cell office:value-type="string">
            <text:p>414 H ST NE WASHINGTON, DC 20002</text:p>
          </table:table-cell>
          <table:table-cell office:value-type="string">
            <text:p>boundary-road-washington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96]+[.F96]" office:value-type="float" office:value="2">
            <text:p>2</text:p>
          </table:table-cell>
          <table:table-cell office:value-type="string">
            <text:p>2016-04-05</text:p>
          </table:table-cell>
          <table:table-cell table:number-columns-repeated="2" office:value-type="float" office:value="1">
            <text:p>1</text:p>
          </table:table-cell>
          <table:table-cell office:value-type="float" office:value="0.95028333724">
            <text:p>0.9502833372</text:p>
          </table:table-cell>
          <table:table-cell table:number-columns-repeated="2"/>
        </table:table-row>
        <table:table-row table:style-name="ro1">
          <table:table-cell office:value-type="string">
            <text:p>CASHION'S EAT PLACE </text:p>
          </table:table-cell>
          <table:table-cell office:value-type="string">
            <text:p>1819 COLUMBIA RD NW Washington, DC 20009</text:p>
          </table:table-cell>
          <table:table-cell office:value-type="string">
            <text:p>cashions-eat-place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E97]+[.F97]" office:value-type="float" office:value="8">
            <text:p>8</text:p>
          </table:table-cell>
          <table:table-cell office:value-type="string">
            <text:p>2016-04-05</text:p>
          </table:table-cell>
          <table:table-cell table:number-columns-repeated="2" office:value-type="float" office:value="1">
            <text:p>1</text:p>
          </table:table-cell>
          <table:table-cell office:value-type="float" office:value="0.854730477782">
            <text:p>0.8547304778</text:p>
          </table:table-cell>
          <table:table-cell table:number-columns-repeated="2"/>
        </table:table-row>
        <table:table-row table:style-name="ro1">
          <table:table-cell office:value-type="string">
            <text:p>ASTOR PIZZA</text:p>
          </table:table-cell>
          <table:table-cell office:value-type="string">
            <text:p>1829 COLUMBIA RD NW Washington, DC 20009</text:p>
          </table:table-cell>
          <table:table-cell office:value-type="string">
            <text:p>astor-mediterranean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98]+[.F98]" office:value-type="float" office:value="6">
            <text:p>6</text:p>
          </table:table-cell>
          <table:table-cell office:value-type="string">
            <text:p>2016-04-13</text:p>
          </table:table-cell>
          <table:table-cell table:number-columns-repeated="2" office:value-type="float" office:value="1">
            <text:p>1</text:p>
          </table:table-cell>
          <table:table-cell office:value-type="float" office:value="0.804910449846">
            <text:p>0.8049104498</text:p>
          </table:table-cell>
          <table:table-cell table:number-columns-repeated="2"/>
        </table:table-row>
        <table:table-row table:style-name="ro1">
          <table:table-cell office:value-type="string">
            <text:p>ARMAND'S CHICAGO PIZZERIA</text:p>
          </table:table-cell>
          <table:table-cell office:value-type="string">
            <text:p>226 MASSACHUSETTS AVE NE Washington, DC 20003</text:p>
          </table:table-cell>
          <table:table-cell office:value-type="string">
            <text:p>armands-chicago-pizzeria-washington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E99]+[.F99]" office:value-type="float" office:value="11">
            <text:p>11</text:p>
          </table:table-cell>
          <table:table-cell office:value-type="string">
            <text:p>2016-04-14</text:p>
          </table:table-cell>
          <table:table-cell table:number-columns-repeated="2" office:value-type="float" office:value="1">
            <text:p>1</text:p>
          </table:table-cell>
          <table:table-cell office:value-type="float" office:value="0.929339784654">
            <text:p>0.9293397847</text:p>
          </table:table-cell>
          <table:table-cell table:number-columns-repeated="2"/>
        </table:table-row>
        <table:table-row table:style-name="ro1">
          <table:table-cell office:value-type="string">
            <text:p>BULLDOG TAVERN</text:p>
          </table:table-cell>
          <table:table-cell office:value-type="string">
            <text:p>3700 O ST NW WASHINGTON, DC 20057</text:p>
          </table:table-cell>
          <table:table-cell office:value-type="string">
            <text:p>bulldog-tavern-washington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00]+[.F100]" office:value-type="float" office:value="1">
            <text:p>1</text:p>
          </table:table-cell>
          <table:table-cell office:value-type="string">
            <text:p>2016-04-19</text:p>
          </table:table-cell>
          <table:table-cell table:number-columns-repeated="2" office:value-type="float" office:value="1">
            <text:p>1</text:p>
          </table:table-cell>
          <table:table-cell office:value-type="float" office:value="0.950379143723">
            <text:p>0.9503791437</text:p>
          </table:table-cell>
          <table:table-cell table:number-columns-repeated="2"/>
        </table:table-row>
        <table:table-row table:style-name="ro1">
          <table:table-cell office:value-type="string">
            <text:p>AU BON PAIN</text:p>
          </table:table-cell>
          <table:table-cell office:value-type="string">
            <text:p>1100 13TH ST NW WASHINGTON, DC 20005</text:p>
          </table:table-cell>
          <table:table-cell office:value-type="string">
            <text:p>au-bon-pain-washington-7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01]+[.F101]" office:value-type="float" office:value="2">
            <text:p>2</text:p>
          </table:table-cell>
          <table:table-cell office:value-type="string">
            <text:p>2016-04-20</text:p>
          </table:table-cell>
          <table:table-cell table:number-columns-repeated="2" office:value-type="float" office:value="1">
            <text:p>1</text:p>
          </table:table-cell>
          <table:table-cell office:value-type="float" office:value="0.635964322622">
            <text:p>0.6359643226</text:p>
          </table:table-cell>
          <table:table-cell table:number-columns-repeated="2"/>
        </table:table-row>
        <table:table-row table:style-name="ro1">
          <table:table-cell office:value-type="string">
            <text:p>CACTUS CANTINA RESTAURANT</text:p>
          </table:table-cell>
          <table:table-cell office:value-type="string">
            <text:p>3300 WISCONSIN AVE NW Washington, DC 20016</text:p>
          </table:table-cell>
          <table:table-cell office:value-type="string">
            <text:p>cactus-cantina-washington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102]+[.F102]" office:value-type="float" office:value="2">
            <text:p>2</text:p>
          </table:table-cell>
          <table:table-cell office:value-type="string">
            <text:p>2016-04-22</text:p>
          </table:table-cell>
          <table:table-cell table:number-columns-repeated="2" office:value-type="float" office:value="1">
            <text:p>1</text:p>
          </table:table-cell>
          <table:table-cell office:value-type="float" office:value="0.931460214014">
            <text:p>0.931460214</text:p>
          </table:table-cell>
          <table:table-cell table:number-columns-repeated="2"/>
        </table:table-row>
        <table:table-row table:style-name="ro1">
          <table:table-cell office:value-type="string">
            <text:p>CAFE SAINT-EX</text:p>
          </table:table-cell>
          <table:table-cell office:value-type="string">
            <text:p>1847 14TH ST NW WASHINGTON, DC 20009</text:p>
          </table:table-cell>
          <table:table-cell office:value-type="string">
            <text:p>cafe-saint-ex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103]+[.F103]" office:value-type="float" office:value="6">
            <text:p>6</text:p>
          </table:table-cell>
          <table:table-cell office:value-type="string">
            <text:p>2016-04-27</text:p>
          </table:table-cell>
          <table:table-cell table:number-columns-repeated="2" office:value-type="float" office:value="1">
            <text:p>1</text:p>
          </table:table-cell>
          <table:table-cell office:value-type="float" office:value="0.622754553774">
            <text:p>0.6227545538</text:p>
          </table:table-cell>
          <table:table-cell table:number-columns-repeated="2"/>
        </table:table-row>
        <table:table-row table:style-name="ro1">
          <table:table-cell office:value-type="string">
            <text:p>FUDDRUCKERS</text:p>
          </table:table-cell>
          <table:table-cell office:value-type="string">
            <text:p>734 7TH ST NW Washington, DC 20001</text:p>
          </table:table-cell>
          <table:table-cell office:value-type="string">
            <text:p>fuddruckers-washington-2</text:p>
          </table:table-cell>
          <table:table-cell office:value-type="string">
            <text:p>2016-03-01</text:p>
          </table:table-cell>
          <table:table-cell table:number-columns-repeated="2" office:value-type="float" office:value="2">
            <text:p>2</text:p>
          </table:table-cell>
          <table:table-cell table:formula="of:=[.E104]+[.F104]" office:value-type="float" office:value="4">
            <text:p>4</text:p>
          </table:table-cell>
          <table:table-cell office:value-type="string">
            <text:p>2016-04-28</text:p>
          </table:table-cell>
          <table:table-cell table:number-columns-repeated="2" office:value-type="float" office:value="1">
            <text:p>1</text:p>
          </table:table-cell>
          <table:table-cell office:value-type="float" office:value="0.257755657875">
            <text:p>0.2577556579</text:p>
          </table:table-cell>
          <table:table-cell table:number-columns-repeated="2"/>
        </table:table-row>
        <table:table-row table:style-name="ro1">
          <table:table-cell office:value-type="string">
            <text:p>FIREHOOK BAKERY &amp; COFFEE HOUSE</text:p>
          </table:table-cell>
          <table:table-cell office:value-type="string">
            <text:p>3411 CONNECTICUT AVE NW Washington, DC 20008</text:p>
          </table:table-cell>
          <table:table-cell office:value-type="string">
            <text:p>firehook-bakery-washington-8</text:p>
          </table:table-cell>
          <table:table-cell office:value-type="string">
            <text:p>2016-03-01</text:p>
          </table:table-cell>
          <table:table-cell table:number-columns-repeated="2" office:value-type="float" office:value="2">
            <text:p>2</text:p>
          </table:table-cell>
          <table:table-cell table:formula="of:=[.E105]+[.F105]" office:value-type="float" office:value="4">
            <text:p>4</text:p>
          </table:table-cell>
          <table:table-cell office:value-type="string">
            <text:p>2016-04-29</text:p>
          </table:table-cell>
          <table:table-cell table:number-columns-repeated="2" office:value-type="float" office:value="1">
            <text:p>1</text:p>
          </table:table-cell>
          <table:table-cell office:value-type="float" office:value="1.07974360794">
            <text:p>1.0797436079</text:p>
          </table:table-cell>
          <table:table-cell table:number-columns-repeated="2"/>
        </table:table-row>
        <table:table-row table:style-name="ro1">
          <table:table-cell office:value-type="string">
            <text:p>AROMA</text:p>
          </table:table-cell>
          <table:table-cell office:value-type="string">
            <text:p>2401 PENNSYLVANIA AVE NW Washington, DC 20037</text:p>
          </table:table-cell>
          <table:table-cell office:value-type="string">
            <text:p>aroma-cafe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06]+[.F106]" office:value-type="float" office:value="2">
            <text:p>2</text:p>
          </table:table-cell>
          <table:table-cell office:value-type="string">
            <text:p>2016-05-02</text:p>
          </table:table-cell>
          <table:table-cell table:number-columns-repeated="2" office:value-type="float" office:value="1">
            <text:p>1</text:p>
          </table:table-cell>
          <table:table-cell office:value-type="float" office:value="1.06598855985">
            <text:p>1.0659885599</text:p>
          </table:table-cell>
          <table:table-cell/>
          <table:table-cell/>
        </table:table-row>
        <table:table-row table:style-name="ro1">
          <table:table-cell office:value-type="string">
            <text:p>CAPITOL GROUNDS COFFEE</text:p>
          </table:table-cell>
          <table:table-cell office:value-type="string">
            <text:p>2100 PENNSYLVANIA AVE NW Washington, DC 20036</text:p>
          </table:table-cell>
          <table:table-cell office:value-type="string">
            <text:p>capitol-grounds-coffee-washington-2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7]+[.F107]" office:value-type="float" office:value="3">
            <text:p>3</text:p>
          </table:table-cell>
          <table:table-cell office:value-type="string">
            <text:p>2016-05-02</text:p>
          </table:table-cell>
          <table:table-cell table:number-columns-repeated="2" office:value-type="float" office:value="1">
            <text:p>1</text:p>
          </table:table-cell>
          <table:table-cell office:value-type="float" office:value="1.05712918082">
            <text:p>1.0571291808</text:p>
          </table:table-cell>
          <table:table-cell table:number-columns-repeated="2"/>
        </table:table-row>
        <table:table-row table:style-name="ro1">
          <table:table-cell office:value-type="string">
            <text:p>BAYOU</text:p>
          </table:table-cell>
          <table:table-cell office:value-type="string">
            <text:p>2519 PENNSYLVANIA AVE NW Washington, DC 20037</text:p>
          </table:table-cell>
          <table:table-cell office:value-type="string">
            <text:p>bayou-washington</text:p>
          </table:table-cell>
          <table:table-cell office:value-type="string">
            <text:p>2016-03-0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E108]+[.F108]" office:value-type="float" office:value="15">
            <text:p>15</text:p>
          </table:table-cell>
          <table:table-cell office:value-type="string">
            <text:p>2016-05-03</text:p>
          </table:table-cell>
          <table:table-cell table:number-columns-repeated="2" office:value-type="float" office:value="1">
            <text:p>1</text:p>
          </table:table-cell>
          <table:table-cell office:value-type="float" office:value="0.628948113419">
            <text:p>0.6289481134</text:p>
          </table:table-cell>
          <table:table-cell table:number-columns-repeated="2"/>
        </table:table-row>
        <table:table-row table:style-name="ro1">
          <table:table-cell office:value-type="string">
            <text:p>CASEY'S COFFEE</text:p>
          </table:table-cell>
          <table:table-cell office:value-type="string">
            <text:p>508 23RD ST NW Washington, DC 20037</text:p>
          </table:table-cell>
          <table:table-cell office:value-type="string">
            <text:p>caseys-coffee-washington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109]+[.F109]" office:value-type="float" office:value="2">
            <text:p>2</text:p>
          </table:table-cell>
          <table:table-cell office:value-type="string">
            <text:p>2016-05-04</text:p>
          </table:table-cell>
          <table:table-cell table:number-columns-repeated="2" office:value-type="float" office:value="1">
            <text:p>1</text:p>
          </table:table-cell>
          <table:table-cell office:value-type="float" office:value="0.179822749828">
            <text:p>0.1798227498</text:p>
          </table:table-cell>
          <table:table-cell table:number-columns-repeated="2"/>
        </table:table-row>
        <table:table-row table:style-name="ro1">
          <table:table-cell office:value-type="string">
            <text:p>COLUMBIA STATION <text:s/></text:p>
          </table:table-cell>
          <table:table-cell office:value-type="string">
            <text:p>2325 18TH ST NW Washington, DC 20009</text:p>
          </table:table-cell>
          <table:table-cell office:value-type="string">
            <text:p>columbia-station-washington</text:p>
          </table:table-cell>
          <table:table-cell office:value-type="string">
            <text:p>2016-03-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110]+[.F110]" office:value-type="float" office:value="9">
            <text:p>9</text:p>
          </table:table-cell>
          <table:table-cell office:value-type="string">
            <text:p>2016-05-05</text:p>
          </table:table-cell>
          <table:table-cell table:number-columns-repeated="2" office:value-type="float" office:value="1">
            <text:p>1</text:p>
          </table:table-cell>
          <table:table-cell office:value-type="float" office:value="1.0511076289">
            <text:p>1.0511076289</text:p>
          </table:table-cell>
          <table:table-cell table:number-columns-repeated="2"/>
        </table:table-row>
        <table:table-row table:style-name="ro1">
          <table:table-cell office:value-type="string">
            <text:p>CLUB HEAVEN AND HELL / GREEN ISLAND CAFE </text:p>
          </table:table-cell>
          <table:table-cell office:value-type="string">
            <text:p>2327 18TH ST NW WASHINGTON, DC 20009</text:p>
          </table:table-cell>
          <table:table-cell office:value-type="string">
            <text:p>club-heaven-and-hell-washington-3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E111]+[.F111]" office:value-type="float" office:value="4">
            <text:p>4</text:p>
          </table:table-cell>
          <table:table-cell office:value-type="string">
            <text:p>2016-05-05</text:p>
          </table:table-cell>
          <table:table-cell table:number-columns-repeated="2" office:value-type="float" office:value="1">
            <text:p>1</text:p>
          </table:table-cell>
          <table:table-cell office:value-type="float" office:value="0.867623986167">
            <text:p>0.8676239862</text:p>
          </table:table-cell>
          <table:table-cell table:number-columns-repeated="2"/>
        </table:table-row>
        <table:table-row table:style-name="ro1">
          <table:table-cell office:value-type="string">
            <text:p>CAFÉ OF INDIA</text:p>
          </table:table-cell>
          <table:table-cell office:value-type="string">
            <text:p>4909 WISCONSIN AVE NW Washington, DC 20010</text:p>
          </table:table-cell>
          <table:table-cell office:value-type="string">
            <text:p>cafe-of-india-washington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E112]+[.F112]" office:value-type="float" office:value="4">
            <text:p>4</text:p>
          </table:table-cell>
          <table:table-cell office:value-type="string">
            <text:p>2016-05-05</text:p>
          </table:table-cell>
          <table:table-cell table:number-columns-repeated="2" office:value-type="float" office:value="1">
            <text:p>1</text:p>
          </table:table-cell>
          <table:table-cell office:value-type="float" office:value="0.825824448811">
            <text:p>0.8258244488</text:p>
          </table:table-cell>
          <table:table-cell table:number-columns-repeated="2"/>
        </table:table-row>
        <table:table-row table:style-name="ro1">
          <table:table-cell office:value-type="string">
            <text:p>DEVON &amp; BLAKELY</text:p>
          </table:table-cell>
          <table:table-cell office:value-type="string">
            <text:p>2200 PENNSYLVANIA AVE NW WASHINGTON, DC 20037</text:p>
          </table:table-cell>
          <table:table-cell office:value-type="string">
            <text:p>devon-and-blakely-washington-5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13]+[.F113]" office:value-type="float" office:value="2">
            <text:p>2</text:p>
          </table:table-cell>
          <table:table-cell office:value-type="string">
            <text:p>2016-05-05</text:p>
          </table:table-cell>
          <table:table-cell table:number-columns-repeated="2" office:value-type="float" office:value="1">
            <text:p>1</text:p>
          </table:table-cell>
          <table:table-cell office:value-type="float" office:value="0.647075700591">
            <text:p>0.6470757006</text:p>
          </table:table-cell>
          <table:table-cell table:number-columns-repeated="2"/>
        </table:table-row>
        <table:table-row table:style-name="ro1">
          <table:table-cell office:value-type="string">
            <text:p>BARCELON WINE BAR</text:p>
          </table:table-cell>
          <table:table-cell office:value-type="string">
            <text:p>3310 WISCONSIN AVE NW WASHINGTON, DC 20016</text:p>
          </table:table-cell>
          <table:table-cell office:value-type="string">
            <text:p>barcelona-wine-bar-cathedral-heights-washington-2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14]+[.F114]" office:value-type="float" office:value="2">
            <text:p>2</text:p>
          </table:table-cell>
          <table:table-cell office:value-type="string">
            <text:p>2016-05-05</text:p>
          </table:table-cell>
          <table:table-cell table:number-columns-repeated="2" office:value-type="float" office:value="1">
            <text:p>1</text:p>
          </table:table-cell>
          <table:table-cell office:value-type="float" office:value="0.636158244524">
            <text:p>0.6361582445</text:p>
          </table:table-cell>
          <table:table-cell table:number-columns-repeated="2"/>
        </table:table-row>
        <table:table-row table:style-name="ro1">
          <table:table-cell office:value-type="string">
            <text:p>AL DENTE RESTAURANT</text:p>
          </table:table-cell>
          <table:table-cell office:value-type="string">
            <text:p>3201 NEW MEXICO AVE NW WASHINGTON, DC 20016</text:p>
          </table:table-cell>
          <table:table-cell office:value-type="string">
            <text:p>al-dente-washington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115]+[.F115]" office:value-type="float" office:value="2">
            <text:p>2</text:p>
          </table:table-cell>
          <table:table-cell office:value-type="string">
            <text:p>2016-05-06</text:p>
          </table:table-cell>
          <table:table-cell table:number-columns-repeated="2" office:value-type="float" office:value="1">
            <text:p>1</text:p>
          </table:table-cell>
          <table:table-cell office:value-type="float" office:value="0.98277182542">
            <text:p>0.9827718254</text:p>
          </table:table-cell>
          <table:table-cell table:number-columns-repeated="2"/>
        </table:table-row>
        <table:table-row table:style-name="ro1">
          <table:table-cell office:value-type="string">
            <text:p>CATHOLIC UNIV - STARBUCKS</text:p>
          </table:table-cell>
          <table:table-cell office:value-type="string">
            <text:p>620 MICHIGAN AVE NE WASHINGTON, DC 20064</text:p>
          </table:table-cell>
          <table:table-cell office:value-type="string">
            <text:p>student-restaurant-washington</text:p>
          </table:table-cell>
          <table:table-cell office:value-type="string">
            <text:p>2016-03-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E116]+[.F116]" office:value-type="float" office:value="4">
            <text:p>4</text:p>
          </table:table-cell>
          <table:table-cell office:value-type="string">
            <text:p>2016-05-06</text:p>
          </table:table-cell>
          <table:table-cell table:number-columns-repeated="2" office:value-type="float" office:value="1">
            <text:p>1</text:p>
          </table:table-cell>
          <table:table-cell office:value-type="float" office:value="0.76582908662">
            <text:p>0.7658290866</text:p>
          </table:table-cell>
          <table:table-cell table:number-columns-repeated="2"/>
        </table:table-row>
        <table:table-row table:style-name="ro1">
          <table:table-cell office:value-type="string">
            <text:p>BRUEGGER'S BAGELS</text:p>
          </table:table-cell>
          <table:table-cell office:value-type="string">
            <text:p>505 9TH ST NW WASHINGTON, DC 20001</text:p>
          </table:table-cell>
          <table:table-cell office:value-type="string">
            <text:p>brueggers-bagels-washington-2</text:p>
          </table:table-cell>
          <table:table-cell office:value-type="string">
            <text:p>2016-03-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117]+[.F117]" office:value-type="float" office:value="1">
            <text:p>1</text:p>
          </table:table-cell>
          <table:table-cell office:value-type="string">
            <text:p>2016-05-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93578392847">
            <text:p>0.6935783928</text:p>
          </table:table-cell>
          <table:table-cell table:number-columns-repeated="2"/>
        </table:table-row>
        <table:table-row table:style-name="ro1">
          <table:table-cell office:value-type="string">
            <text:p>CAPITAL CAFE</text:p>
          </table:table-cell>
          <table:table-cell office:value-type="string">
            <text:p>1201 MAINE AVE SW Washington, DC 20024</text:p>
          </table:table-cell>
          <table:table-cell office:value-type="string">
            <text:p>capital-cafe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18]+[.F118]" office:value-type="float" office:value="2">
            <text:p>2</text:p>
          </table:table-cell>
          <table:table-cell office:value-type="string">
            <text:p>2016-05-09</text:p>
          </table:table-cell>
          <table:table-cell table:number-columns-repeated="2" office:value-type="float" office:value="1">
            <text:p>1</text:p>
          </table:table-cell>
          <table:table-cell office:value-type="float" office:value="1.09561869161">
            <text:p>1.0956186916</text:p>
          </table:table-cell>
          <table:table-cell table:number-columns-repeated="2"/>
        </table:table-row>
        <table:table-row table:style-name="ro1">
          <table:table-cell office:value-type="string">
            <text:p>BOURBON COFFEE</text:p>
          </table:table-cell>
          <table:table-cell office:value-type="string">
            <text:p>2101 L ST NW Washington, DC 20001</text:p>
          </table:table-cell>
          <table:table-cell office:value-type="string">
            <text:p>bourbon-coffee-washington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E119]+[.F119]" office:value-type="float" office:value="9">
            <text:p>9</text:p>
          </table:table-cell>
          <table:table-cell office:value-type="string">
            <text:p>2016-05-09</text:p>
          </table:table-cell>
          <table:table-cell table:number-columns-repeated="2" office:value-type="float" office:value="1">
            <text:p>1</text:p>
          </table:table-cell>
          <table:table-cell office:value-type="float" office:value="0.636084497344">
            <text:p>0.6360844973</text:p>
          </table:table-cell>
          <table:table-cell table:number-columns-repeated="2"/>
        </table:table-row>
        <table:table-row table:style-name="ro1">
          <table:table-cell office:value-type="string">
            <text:p>FIVE GUYS BURGERS &amp; FRIES</text:p>
          </table:table-cell>
          <table:table-cell office:value-type="string">
            <text:p>1300 2ND ST NE WASHINGTON, DC 20002</text:p>
          </table:table-cell>
          <table:table-cell office:value-type="string">
            <text:p>five-guys-burgers-and-fries-washington</text:p>
          </table:table-cell>
          <table:table-cell office:value-type="string">
            <text:p>2016-03-01</text:p>
          </table:table-cell>
          <table:table-cell table:number-columns-repeated="2" office:value-type="float" office:value="1">
            <text:p>1</text:p>
          </table:table-cell>
          <table:table-cell table:formula="of:=[.E120]+[.F120]" office:value-type="float" office:value="2">
            <text:p>2</text:p>
          </table:table-cell>
          <table:table-cell office:value-type="string">
            <text:p>2016-05-10</text:p>
          </table:table-cell>
          <table:table-cell table:number-columns-repeated="2" office:value-type="float" office:value="1">
            <text:p>1</text:p>
          </table:table-cell>
          <table:table-cell office:value-type="float" office:value="0.944550894919">
            <text:p>0.9445508949</text:p>
          </table:table-cell>
          <table:table-cell table:number-columns-repeated="2"/>
        </table:table-row>
        <table:table-row table:style-name="ro1">
          <table:table-cell office:value-type="string">
            <text:p>CASCADE CAFE - MAIN KITCHEN</text:p>
          </table:table-cell>
          <table:table-cell office:value-type="string">
            <text:p>600 CONSTITUTION AVE NW WASHINGTON, DC 20565</text:p>
          </table:table-cell>
          <table:table-cell office:value-type="string">
            <text:p>cascade-cafe-washington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121]+[.F121]" office:value-type="float" office:value="4">
            <text:p>4</text:p>
          </table:table-cell>
          <table:table-cell office:value-type="string">
            <text:p>2016-05-11</text:p>
          </table:table-cell>
          <table:table-cell table:number-columns-repeated="2" office:value-type="float" office:value="1">
            <text:p>1</text:p>
          </table:table-cell>
          <table:table-cell office:value-type="float" office:value="0.877063276531">
            <text:p>0.8770632765</text:p>
          </table:table-cell>
          <table:table-cell table:number-columns-repeated="2"/>
        </table:table-row>
        <table:table-row table:style-name="ro1">
          <table:table-cell office:value-type="string">
            <text:p>BLUES ALLEY</text:p>
          </table:table-cell>
          <table:table-cell office:value-type="string">
            <text:p>1069 WISCONSIN AVE NW WASHINGTON, DC 20007</text:p>
          </table:table-cell>
          <table:table-cell office:value-type="string">
            <text:p>blues-alley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E122]+[.F122]" office:value-type="float" office:value="6">
            <text:p>6</text:p>
          </table:table-cell>
          <table:table-cell office:value-type="string">
            <text:p>2016-05-11</text:p>
          </table:table-cell>
          <table:table-cell table:number-columns-repeated="2" office:value-type="float" office:value="1">
            <text:p>1</text:p>
          </table:table-cell>
          <table:table-cell office:value-type="float" office:value="0.75621705229">
            <text:p>0.7562170523</text:p>
          </table:table-cell>
          <table:table-cell table:number-columns-repeated="2"/>
        </table:table-row>
        <table:table-row table:style-name="ro1">
          <table:table-cell office:value-type="string">
            <text:p>FIFTEEN SQUARE/PSB</text:p>
          </table:table-cell>
          <table:table-cell office:value-type="string">
            <text:p>999 9TH ST NW WASHINGTON, DC 20001</text:p>
          </table:table-cell>
          <table:table-cell office:value-type="string">
            <text:p>renaissance-washington-dc-downtown-hotel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E123]+[.F123]" office:value-type="float" office:value="4">
            <text:p>4</text:p>
          </table:table-cell>
          <table:table-cell office:value-type="string">
            <text:p>2016-05-13</text:p>
          </table:table-cell>
          <table:table-cell table:number-columns-repeated="2" office:value-type="float" office:value="1">
            <text:p>1</text:p>
          </table:table-cell>
          <table:table-cell office:value-type="float" office:value="0.641280271107">
            <text:p>0.6412802711</text:p>
          </table:table-cell>
          <table:table-cell table:number-columns-repeated="2"/>
        </table:table-row>
        <table:table-row table:style-name="ro1">
          <table:table-cell office:value-type="string">
            <text:p>AL CROSTINO </text:p>
          </table:table-cell>
          <table:table-cell office:value-type="string">
            <text:p>1324 U ST NW Washington, DC 20009</text:p>
          </table:table-cell>
          <table:table-cell office:value-type="string">
            <text:p>al-crostino-washington-2</text:p>
          </table:table-cell>
          <table:table-cell office:value-type="string">
            <text:p>2016-03-01</text:p>
          </table:table-cell>
          <table:table-cell table:number-columns-repeated="2" office:value-type="float" office:value="2">
            <text:p>2</text:p>
          </table:table-cell>
          <table:table-cell table:formula="of:=[.E124]+[.F124]" office:value-type="float" office:value="4">
            <text:p>4</text:p>
          </table:table-cell>
          <table:table-cell office:value-type="string">
            <text:p>2016-05-20</text:p>
          </table:table-cell>
          <table:table-cell table:number-columns-repeated="2" office:value-type="float" office:value="1">
            <text:p>1</text:p>
          </table:table-cell>
          <table:table-cell office:value-type="float" office:value="1.01961915229">
            <text:p>1.0196191523</text:p>
          </table:table-cell>
          <table:table-cell table:number-columns-repeated="2"/>
        </table:table-row>
        <table:table-row table:style-name="ro1">
          <table:table-cell office:value-type="string">
            <text:p>ARGONAUT </text:p>
          </table:table-cell>
          <table:table-cell office:value-type="string">
            <text:p>1433 H ST NE Washington, DC 20002</text:p>
          </table:table-cell>
          <table:table-cell office:value-type="string">
            <text:p>argonaut-tavern-washington</text:p>
          </table:table-cell>
          <table:table-cell office:value-type="string">
            <text:p>2016-03-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E125]+[.F125]" office:value-type="float" office:value="3">
            <text:p>3</text:p>
          </table:table-cell>
          <table:table-cell office:value-type="string">
            <text:p>2016-05-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38293858309">
            <text:p>0.8382938583</text:p>
          </table:table-cell>
          <table:table-cell table:number-columns-repeated="2"/>
        </table:table-row>
        <table:table-row table:style-name="ro1">
          <table:table-cell office:value-type="string">
            <text:p>CAFE ARIA</text:p>
          </table:table-cell>
          <table:table-cell office:value-type="string">
            <text:p>1917 F ST NW Washington, DC 20006</text:p>
          </table:table-cell>
          <table:table-cell office:value-type="string">
            <text:p>pizza-italia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26]+[.F126]" office:value-type="float" office:value="2">
            <text:p>2</text:p>
          </table:table-cell>
          <table:table-cell office:value-type="string">
            <text:p>2016-05-20</text:p>
          </table:table-cell>
          <table:table-cell table:number-columns-repeated="2" office:value-type="float" office:value="1">
            <text:p>1</text:p>
          </table:table-cell>
          <table:table-cell office:value-type="float" office:value="0.629805350615">
            <text:p>0.6298053506</text:p>
          </table:table-cell>
          <table:table-cell table:number-columns-repeated="2"/>
        </table:table-row>
        <table:table-row table:style-name="ro1">
          <table:table-cell office:value-type="string">
            <text:p>FOUR SEASONS HOTEL (BANQUET/PASTRY)</text:p>
          </table:table-cell>
          <table:table-cell office:value-type="string">
            <text:p>2800 PENNSYLVANIA AVE NW WASHINGTON, DC 20007</text:p>
          </table:table-cell>
          <table:table-cell office:value-type="string">
            <text:p>four-seasons-hotel-washington</text:p>
          </table:table-cell>
          <table:table-cell office:value-type="string">
            <text:p>2016-03-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127]+[.F127]" office:value-type="float" office:value="1">
            <text:p>1</text:p>
          </table:table-cell>
          <table:table-cell office:value-type="string">
            <text:p>2016-05-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01679458005">
            <text:p>1.0167945801</text:p>
          </table:table-cell>
          <table:table-cell table:number-columns-repeated="2"/>
        </table:table-row>
        <table:table-row table:style-name="ro1">
          <table:table-cell office:value-type="string">
            <text:p>CHINESE DISCO</text:p>
          </table:table-cell>
          <table:table-cell office:value-type="string">
            <text:p>3251 PROSPECT ST NW WASHINGTON, DC 20007</text:p>
          </table:table-cell>
          <table:table-cell office:value-type="string">
            <text:p>maracas-ice-pops-washington</text:p>
          </table:table-cell>
          <table:table-cell office:value-type="string">
            <text:p>2016-03-0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E128]+[.F128]" office:value-type="float" office:value="11">
            <text:p>11</text:p>
          </table:table-cell>
          <table:table-cell office:value-type="string">
            <text:p>2016-05-23</text:p>
          </table:table-cell>
          <table:table-cell table:number-columns-repeated="2" office:value-type="float" office:value="1">
            <text:p>1</text:p>
          </table:table-cell>
          <table:table-cell office:value-type="float" office:value="0.73610834305">
            <text:p>0.7361083431</text:p>
          </table:table-cell>
          <table:table-cell table:number-columns-repeated="2"/>
        </table:table-row>
        <table:table-row table:style-name="ro1">
          <table:table-cell office:value-type="string">
            <text:p>DUKES GROCERY</text:p>
          </table:table-cell>
          <table:table-cell office:value-type="string">
            <text:p>1513 17TH ST NW Washington, DC 20036</text:p>
          </table:table-cell>
          <table:table-cell office:value-type="string">
            <text:p>dukes-grocery-washington</text:p>
          </table:table-cell>
          <table:table-cell office:value-type="string">
            <text:p>2016-03-01</text:p>
          </table:table-cell>
          <table:table-cell table:number-columns-repeated="2" office:value-type="float" office:value="7">
            <text:p>7</text:p>
          </table:table-cell>
          <table:table-cell table:formula="of:=[.E129]+[.F129]" office:value-type="float" office:value="14">
            <text:p>14</text:p>
          </table:table-cell>
          <table:table-cell office:value-type="string">
            <text:p>2016-05-25</text:p>
          </table:table-cell>
          <table:table-cell table:number-columns-repeated="2" office:value-type="float" office:value="1">
            <text:p>1</text:p>
          </table:table-cell>
          <table:table-cell office:value-type="float" office:value="1.09445096067">
            <text:p>1.0944509607</text:p>
          </table:table-cell>
          <table:table-cell table:number-columns-repeated="2"/>
        </table:table-row>
        <table:table-row table:style-name="ro1">
          <table:table-cell office:value-type="string">
            <text:p>CIRCA AT FOGGY BOTTOM</text:p>
          </table:table-cell>
          <table:table-cell office:value-type="string">
            <text:p>2221 I ST NW WASHINGTON, DC 20037</text:p>
          </table:table-cell>
          <table:table-cell office:value-type="string">
            <text:p>circa-at-foggy-bottom-washington-2</text:p>
          </table:table-cell>
          <table:table-cell office:value-type="string">
            <text:p>2016-03-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130]+[.F130]" office:value-type="float" office:value="5">
            <text:p>5</text:p>
          </table:table-cell>
          <table:table-cell office:value-type="string">
            <text:p>2016-05-25</text:p>
          </table:table-cell>
          <table:table-cell table:number-columns-repeated="2" office:value-type="float" office:value="1">
            <text:p>1</text:p>
          </table:table-cell>
          <table:table-cell office:value-type="float" office:value="0.740971863675">
            <text:p>0.7409718637</text:p>
          </table:table-cell>
          <table:table-cell table:number-columns-repeated="2"/>
        </table:table-row>
        <table:table-row table:style-name="ro1">
          <table:table-cell office:value-type="string">
            <text:p>BIERGARTEN HAUS </text:p>
          </table:table-cell>
          <table:table-cell office:value-type="string">
            <text:p>1355 H ST NE WASHINGTON, DC 20002</text:p>
          </table:table-cell>
          <table:table-cell office:value-type="string">
            <text:p>biergarten-haus-washington</text:p>
          </table:table-cell>
          <table:table-cell office:value-type="string">
            <text:p>2016-03-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31]+[.F131]" office:value-type="float" office:value="3">
            <text:p>3</text:p>
          </table:table-cell>
          <table:table-cell office:value-type="string">
            <text:p>2016-05-26</text:p>
          </table:table-cell>
          <table:table-cell table:number-columns-repeated="2" office:value-type="float" office:value="1">
            <text:p>1</text:p>
          </table:table-cell>
          <table:table-cell office:value-type="float" office:value="0.165434961735">
            <text:p>0.1654349617</text:p>
          </table:table-cell>
          <table:table-cell table:number-columns-repeated="2"/>
        </table:table-row>
        <table:table-row table:style-name="ro1">
          <table:table-cell office:value-type="string">
            <text:p>ATRIUM CAFE</text:p>
          </table:table-cell>
          <table:table-cell office:value-type="string">
            <text:p>1201 I ST NW Washington, DC 20005</text:p>
          </table:table-cell>
          <table:table-cell office:value-type="string">
            <text:p>atrium-cafe-washington-3</text:p>
          </table:table-cell>
          <table:table-cell office:value-type="string">
            <text:p>2016-03-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132]+[.F132]" office:value-type="float" office:value="9">
            <text:p>9</text:p>
          </table:table-cell>
          <table:table-cell office:value-type="string">
            <text:p>2016-05-27</text:p>
          </table:table-cell>
          <table:table-cell table:number-columns-repeated="2" office:value-type="float" office:value="1">
            <text:p>1</text:p>
          </table:table-cell>
          <table:table-cell office:value-type="float" office:value="0.778354800619">
            <text:p>0.7783548006</text:p>
          </table:table-cell>
          <table:table-cell table:number-columns-repeated="2"/>
        </table:table-row>
        <table:table-row table:style-name="ro1">
          <table:table-cell office:value-type="string">
            <text:p>CAMPONO CAFE</text:p>
          </table:table-cell>
          <table:table-cell office:value-type="string">
            <text:p>600 NEW HAMPSHIRE AVE NW WASHINGTON, DC 20037</text:p>
          </table:table-cell>
          <table:table-cell office:value-type="string">
            <text:p>campono-washington</text:p>
          </table:table-cell>
          <table:table-cell office:value-type="string">
            <text:p>2016-03-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E133]+[.F133]" office:value-type="float" office:value="4">
            <text:p>4</text:p>
          </table:table-cell>
          <table:table-cell office:value-type="string">
            <text:p>2016-05-31</text:p>
          </table:table-cell>
          <table:table-cell table:number-columns-repeated="2" office:value-type="float" office:value="1">
            <text:p>1</text:p>
          </table:table-cell>
          <table:table-cell office:value-type="float" office:value="0.965178673709">
            <text:p>0.9651786737</text:p>
          </table:table-cell>
          <table:table-cell table:number-columns-repeated="2"/>
        </table:table-row>
        <table:table-row table:style-name="ro1">
          <table:table-cell office:value-type="string">
            <text:p>BIG BEAR CAFE</text:p>
          </table:table-cell>
          <table:table-cell office:value-type="string">
            <text:p>1700 1ST ST NW WASHINGTON, DC 20001</text:p>
          </table:table-cell>
          <table:table-cell office:value-type="string">
            <text:p>big-bear-cafe-washington</text:p>
          </table:table-cell>
          <table:table-cell office:value-type="string">
            <text:p>2016-03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134]+[.F134]" office:value-type="float" office:value="6">
            <text:p>6</text:p>
          </table:table-cell>
          <table:table-cell office:value-type="string">
            <text:p>2016-06-06</text:p>
          </table:table-cell>
          <table:table-cell table:number-columns-repeated="2" office:value-type="float" office:value="1">
            <text:p>1</text:p>
          </table:table-cell>
          <table:table-cell office:value-type="float" office:value="0.89253949765">
            <text:p>0.892539497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3" table:default-cell-style-name="ce3"/>
        <table:table-column table:style-name="co12" table:default-cell-style-name="ce3"/>
        <table:table-row table:style-name="ro2">
          <table:table-cell office:value-type="string">
            <text:p>Average routine inspections per day (across all data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umber of inspections w/ violations in March (actual)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Number of critical violations in March (actual)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Number of inspections w/ violations in March (our order)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Number of critical violations in March (our order)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Inspection days in March (business days)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Sum of days sooner for our predictions</text:p>
          </table:table-cell>
          <table:table-cell office:value-type="float" office:value="233">
            <text:p>233</text:p>
          </table:table-cell>
        </table:table-row>
        <table:table-row table:style-name="ro3">
          <table:table-cell table:style-name="ce4" office:value-type="string">
            <text:p>Average days sooner:</text:p>
            <text:p><text:span text:style-name="T1">Sum of days sooner for our predictions / </text:span></text:p>
            <text:p><text:span text:style-name="T1">Inspection days in March (business days)</text:span></text:p>
          </table:table-cell>
          <table:table-cell table:style-name="ce5" table:formula="of:=[.B9]/[.B8]" office:value-type="float" office:value="10.1304347826087">
            <text:p>10.13</text:p>
          </table:table-cell>
        </table:table-row>
        <table:table-row table:style-name="ro2">
          <table:table-cell office:value-type="string">
            <text:p>Number more violations in March (total)</text:p>
          </table:table-cell>
          <table:table-cell table:formula="of:=[.B6]-[.B3]" office:value-type="float" office:value="39">
            <text:p>39</text:p>
          </table:table-cell>
        </table:table-row>
        <table:table-row table:style-name="ro4">
          <table:table-cell table:style-name="ce4" office:value-type="string">
            <text:p>Average more violations in March:</text:p>
            <text:p/>
            <text:p><text:span text:style-name="T1">Number more violations in March (total) / </text:span></text:p>
            <text:p><text:span text:style-name="T1">(Number of inspections w/ violations in March (our order) - </text:span><text:span text:style-name="T1">Number of inspections w/ violations in March (actual)</text:span></text:p>
          </table:table-cell>
          <table:table-cell table:formula="of:=[.B11]/([.B5]-[.B2])" office:value-type="float" office:value="7.8">
            <text:p>7.8</text:p>
          </table:table-cell>
        </table:table-row>
      </table:table>
      <table:database-ranges>
        <table:database-range table:target-range-address="Sheet1.A1:Sheet1.M134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8/04/2016</text:date>, <text:time>15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document-statistic meta:table-count="2" meta:cell-count="1666" meta:object-count="0"/>
  </office:meta>
</office:document-meta>
</file>